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9.73mm" svg:height="198.68mm" svg:x="112.89mm" svg:y="9.03mm">
            <draw:object draw:notify-on-update-of-ranges="Sheet1.A1:Sheet1.A1 Sheet1.A2:Sheet1.A195 Sheet1.B1:Sheet1.B1 Sheet1.B2:Sheet1.B195 Sheet1.C1:Sheet1.C1 Sheet1.C2:Sheet1.C195 Sheet1.D1:Sheet1.D1 Sheet1.D2:Sheet1.D1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25.123657" calcext:value-type="float">
            <text:p>1125.123657</text:p>
          </table:table-cell>
          <table:table-cell office:value-type="float" office:value="1076.72644" calcext:value-type="float">
            <text:p>1076.72644</text:p>
          </table:table-cell>
          <table:table-cell office:value-type="float" office:value="1121.310913" calcext:value-type="float">
            <text:p>1121.310913</text:p>
          </table:table-cell>
          <table:table-cell office:value-type="float" office:value="1076.874268" calcext:value-type="float">
            <text:p>1076.874268</text:p>
          </table:table-cell>
        </table:table-row>
        <table:table-row table:style-name="ro1">
          <table:table-cell office:value-type="float" office:value="1258.521973" calcext:value-type="float">
            <text:p>1258.521973</text:p>
          </table:table-cell>
          <table:table-cell office:value-type="float" office:value="1144.967407" calcext:value-type="float">
            <text:p>1144.967407</text:p>
          </table:table-cell>
          <table:table-cell office:value-type="float" office:value="1207.50647" calcext:value-type="float">
            <text:p>1207.50647</text:p>
          </table:table-cell>
          <table:table-cell office:value-type="float" office:value="1197.322388" calcext:value-type="float">
            <text:p>1197.322388</text:p>
          </table:table-cell>
        </table:table-row>
        <table:table-row table:style-name="ro1">
          <table:table-cell office:value-type="float" office:value="1399.661865" calcext:value-type="float">
            <text:p>1399.661865</text:p>
          </table:table-cell>
          <table:table-cell office:value-type="float" office:value="1292.948975" calcext:value-type="float">
            <text:p>1292.948975</text:p>
          </table:table-cell>
          <table:table-cell office:value-type="float" office:value="1366.723267" calcext:value-type="float">
            <text:p>1366.723267</text:p>
          </table:table-cell>
          <table:table-cell office:value-type="float" office:value="1328.723145" calcext:value-type="float">
            <text:p>1328.723145</text:p>
          </table:table-cell>
        </table:table-row>
        <table:table-row table:style-name="ro1">
          <table:table-cell office:value-type="float" office:value="1540.510376" calcext:value-type="float">
            <text:p>1540.510376</text:p>
          </table:table-cell>
          <table:table-cell office:value-type="float" office:value="1428.699707" calcext:value-type="float">
            <text:p>1428.699707</text:p>
          </table:table-cell>
          <table:table-cell office:value-type="float" office:value="1509.363647" calcext:value-type="float">
            <text:p>1509.363647</text:p>
          </table:table-cell>
          <table:table-cell office:value-type="float" office:value="1458.329224" calcext:value-type="float">
            <text:p>1458.329224</text:p>
          </table:table-cell>
        </table:table-row>
        <table:table-row table:style-name="ro1">
          <table:table-cell office:value-type="float" office:value="1597.628784" calcext:value-type="float">
            <text:p>1597.628784</text:p>
          </table:table-cell>
          <table:table-cell office:value-type="float" office:value="1617.05896" calcext:value-type="float">
            <text:p>1617.05896</text:p>
          </table:table-cell>
          <table:table-cell office:value-type="float" office:value="1602.667358" calcext:value-type="float">
            <text:p>1602.667358</text:p>
          </table:table-cell>
          <table:table-cell office:value-type="float" office:value="1609.572632" calcext:value-type="float">
            <text:p>1609.572632</text:p>
          </table:table-cell>
        </table:table-row>
        <table:table-row table:style-name="ro1">
          <table:table-cell office:value-type="float" office:value="1610.7052" calcext:value-type="float">
            <text:p>1610.7052</text:p>
          </table:table-cell>
          <table:table-cell office:value-type="float" office:value="1616.88855" calcext:value-type="float">
            <text:p>1616.88855</text:p>
          </table:table-cell>
          <table:table-cell office:value-type="float" office:value="1610.835571" calcext:value-type="float">
            <text:p>1610.835571</text:p>
          </table:table-cell>
          <table:table-cell office:value-type="float" office:value="1616.41626" calcext:value-type="float">
            <text:p>1616.41626</text:p>
          </table:table-cell>
        </table:table-row>
        <table:table-row table:style-name="ro1">
          <table:table-cell office:value-type="float" office:value="1616.420532" calcext:value-type="float">
            <text:p>1616.420532</text:p>
          </table:table-cell>
          <table:table-cell office:value-type="float" office:value="1616.138916" calcext:value-type="float">
            <text:p>1616.138916</text:p>
          </table:table-cell>
          <table:table-cell office:value-type="float" office:value="1616.032471" calcext:value-type="float">
            <text:p>1616.032471</text:p>
          </table:table-cell>
          <table:table-cell office:value-type="float" office:value="1617.883545" calcext:value-type="float">
            <text:p>1617.883545</text:p>
          </table:table-cell>
        </table:table-row>
        <table:table-row table:style-name="ro1">
          <table:table-cell office:value-type="float" office:value="1609.200562" calcext:value-type="float">
            <text:p>1609.200562</text:p>
          </table:table-cell>
          <table:table-cell office:value-type="float" office:value="1609.129395" calcext:value-type="float">
            <text:p>1609.129395</text:p>
          </table:table-cell>
          <table:table-cell office:value-type="float" office:value="1611.43103" calcext:value-type="float">
            <text:p>1611.43103</text:p>
          </table:table-cell>
          <table:table-cell office:value-type="float" office:value="1607.276001" calcext:value-type="float">
            <text:p>1607.276001</text:p>
          </table:table-cell>
        </table:table-row>
        <table:table-row table:style-name="ro1">
          <table:table-cell office:value-type="float" office:value="1556.604004" calcext:value-type="float">
            <text:p>1556.604004</text:p>
          </table:table-cell>
          <table:table-cell office:value-type="float" office:value="1548.147095" calcext:value-type="float">
            <text:p>1548.147095</text:p>
          </table:table-cell>
          <table:table-cell office:value-type="float" office:value="1554.892334" calcext:value-type="float">
            <text:p>1554.892334</text:p>
          </table:table-cell>
          <table:table-cell office:value-type="float" office:value="1550.049683" calcext:value-type="float">
            <text:p>1550.049683</text:p>
          </table:table-cell>
        </table:table-row>
        <table:table-row table:style-name="ro1">
          <table:table-cell office:value-type="float" office:value="1557.744141" calcext:value-type="float">
            <text:p>1557.744141</text:p>
          </table:table-cell>
          <table:table-cell office:value-type="float" office:value="1554.500488" calcext:value-type="float">
            <text:p>1554.500488</text:p>
          </table:table-cell>
          <table:table-cell office:value-type="float" office:value="1556.758789" calcext:value-type="float">
            <text:p>1556.758789</text:p>
          </table:table-cell>
          <table:table-cell office:value-type="float" office:value="1557.717285" calcext:value-type="float">
            <text:p>1557.717285</text:p>
          </table:table-cell>
        </table:table-row>
        <table:table-row table:style-name="ro1">
          <table:table-cell office:value-type="float" office:value="1561.571045" calcext:value-type="float">
            <text:p>1561.571045</text:p>
          </table:table-cell>
          <table:table-cell office:value-type="float" office:value="1562.468384" calcext:value-type="float">
            <text:p>1562.468384</text:p>
          </table:table-cell>
          <table:table-cell office:value-type="float" office:value="1561.206299" calcext:value-type="float">
            <text:p>1561.206299</text:p>
          </table:table-cell>
          <table:table-cell office:value-type="float" office:value="1561.319946" calcext:value-type="float">
            <text:p>1561.319946</text:p>
          </table:table-cell>
        </table:table-row>
        <table:table-row table:style-name="ro1">
          <table:table-cell office:value-type="float" office:value="1560.734497" calcext:value-type="float">
            <text:p>1560.734497</text:p>
          </table:table-cell>
          <table:table-cell office:value-type="float" office:value="1559.756104" calcext:value-type="float">
            <text:p>1559.756104</text:p>
          </table:table-cell>
          <table:table-cell office:value-type="float" office:value="1561.020508" calcext:value-type="float">
            <text:p>1561.020508</text:p>
          </table:table-cell>
          <table:table-cell office:value-type="float" office:value="1556.597656" calcext:value-type="float">
            <text:p>1556.597656</text:p>
          </table:table-cell>
        </table:table-row>
        <table:table-row table:style-name="ro1">
          <table:table-cell office:value-type="float" office:value="1563.750854" calcext:value-type="float">
            <text:p>1563.750854</text:p>
          </table:table-cell>
          <table:table-cell office:value-type="float" office:value="1560.492554" calcext:value-type="float">
            <text:p>1560.492554</text:p>
          </table:table-cell>
          <table:table-cell office:value-type="float" office:value="1563.620361" calcext:value-type="float">
            <text:p>1563.620361</text:p>
          </table:table-cell>
          <table:table-cell office:value-type="float" office:value="1562.101929" calcext:value-type="float">
            <text:p>1562.101929</text:p>
          </table:table-cell>
        </table:table-row>
        <table:table-row table:style-name="ro1">
          <table:table-cell office:value-type="float" office:value="1563.135742" calcext:value-type="float">
            <text:p>1563.135742</text:p>
          </table:table-cell>
          <table:table-cell office:value-type="float" office:value="1560.634521" calcext:value-type="float">
            <text:p>1560.634521</text:p>
          </table:table-cell>
          <table:table-cell office:value-type="float" office:value="1563.414673" calcext:value-type="float">
            <text:p>1563.414673</text:p>
          </table:table-cell>
          <table:table-cell office:value-type="float" office:value="1561.581421" calcext:value-type="float">
            <text:p>1561.581421</text:p>
          </table:table-cell>
        </table:table-row>
        <table:table-row table:style-name="ro1">
          <table:table-cell office:value-type="float" office:value="1562.685547" calcext:value-type="float">
            <text:p>1562.685547</text:p>
          </table:table-cell>
          <table:table-cell office:value-type="float" office:value="1561.48999" calcext:value-type="float">
            <text:p>1561.48999</text:p>
          </table:table-cell>
          <table:table-cell office:value-type="float" office:value="1563.013184" calcext:value-type="float">
            <text:p>1563.013184</text:p>
          </table:table-cell>
          <table:table-cell office:value-type="float" office:value="1561.152222" calcext:value-type="float">
            <text:p>1561.152222</text:p>
          </table:table-cell>
        </table:table-row>
        <table:table-row table:style-name="ro1">
          <table:table-cell office:value-type="float" office:value="1562.392944" calcext:value-type="float">
            <text:p>1562.392944</text:p>
          </table:table-cell>
          <table:table-cell office:value-type="float" office:value="1559.841919" calcext:value-type="float">
            <text:p>1559.841919</text:p>
          </table:table-cell>
          <table:table-cell office:value-type="float" office:value="1563.350464" calcext:value-type="float">
            <text:p>1563.350464</text:p>
          </table:table-cell>
          <table:table-cell office:value-type="float" office:value="1560.07959" calcext:value-type="float">
            <text:p>1560.07959</text:p>
          </table:table-cell>
        </table:table-row>
        <table:table-row table:style-name="ro1">
          <table:table-cell office:value-type="float" office:value="1561.940308" calcext:value-type="float">
            <text:p>1561.940308</text:p>
          </table:table-cell>
          <table:table-cell office:value-type="float" office:value="1564.747437" calcext:value-type="float">
            <text:p>1564.747437</text:p>
          </table:table-cell>
          <table:table-cell office:value-type="float" office:value="1561.256348" calcext:value-type="float">
            <text:p>1561.256348</text:p>
          </table:table-cell>
          <table:table-cell office:value-type="float" office:value="1564.956299" calcext:value-type="float">
            <text:p>1564.956299</text:p>
          </table:table-cell>
        </table:table-row>
        <table:table-row table:style-name="ro1">
          <table:table-cell office:value-type="float" office:value="1562.045532" calcext:value-type="float">
            <text:p>1562.045532</text:p>
          </table:table-cell>
          <table:table-cell office:value-type="float" office:value="1563.954102" calcext:value-type="float">
            <text:p>1563.954102</text:p>
          </table:table-cell>
          <table:table-cell office:value-type="float" office:value="1564.546997" calcext:value-type="float">
            <text:p>1564.546997</text:p>
          </table:table-cell>
          <table:table-cell office:value-type="float" office:value="1560.729858" calcext:value-type="float">
            <text:p>1560.729858</text:p>
          </table:table-cell>
        </table:table-row>
        <table:table-row table:style-name="ro1">
          <table:table-cell office:value-type="float" office:value="1560.285522" calcext:value-type="float">
            <text:p>1560.285522</text:p>
          </table:table-cell>
          <table:table-cell office:value-type="float" office:value="1562.359497" calcext:value-type="float">
            <text:p>1562.359497</text:p>
          </table:table-cell>
          <table:table-cell office:value-type="float" office:value="1563.987793" calcext:value-type="float">
            <text:p>1563.987793</text:p>
          </table:table-cell>
          <table:table-cell office:value-type="float" office:value="1561.372314" calcext:value-type="float">
            <text:p>1561.372314</text:p>
          </table:table-cell>
        </table:table-row>
        <table:table-row table:style-name="ro1">
          <table:table-cell office:value-type="float" office:value="1564.327271" calcext:value-type="float">
            <text:p>1564.327271</text:p>
          </table:table-cell>
          <table:table-cell office:value-type="float" office:value="1564.859375" calcext:value-type="float">
            <text:p>1564.859375</text:p>
          </table:table-cell>
          <table:table-cell office:value-type="float" office:value="1560.660156" calcext:value-type="float">
            <text:p>1560.660156</text:p>
          </table:table-cell>
          <table:table-cell office:value-type="float" office:value="1564.189575" calcext:value-type="float">
            <text:p>1564.1895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4.195679" calcext:value-type="float">
            <text:p>1994.195679</text:p>
          </table:table-cell>
          <table:table-cell office:value-type="float" office:value="1652.544189" calcext:value-type="float">
            <text:p>1652.544189</text:p>
          </table:table-cell>
          <table:table-cell office:value-type="float" office:value="1649.651611" calcext:value-type="float">
            <text:p>1649.6516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8.671143" calcext:value-type="float">
            <text:p>1998.671143</text:p>
          </table:table-cell>
          <table:table-cell office:value-type="float" office:value="1391.121826" calcext:value-type="float">
            <text:p>1391.121826</text:p>
          </table:table-cell>
          <table:table-cell office:value-type="float" office:value="1318.606934" calcext:value-type="float">
            <text:p>1318.606934</text:p>
          </table:table-cell>
        </table:table-row>
        <table:table-row table:style-name="ro1">
          <table:table-cell office:value-type="float" office:value="1690.278931" calcext:value-type="float">
            <text:p>1690.278931</text:p>
          </table:table-cell>
          <table:table-cell office:value-type="float" office:value="1732.668701" calcext:value-type="float">
            <text:p>1732.668701</text:p>
          </table:table-cell>
          <table:table-cell office:value-type="float" office:value="1408.884766" calcext:value-type="float">
            <text:p>1408.884766</text:p>
          </table:table-cell>
          <table:table-cell office:value-type="float" office:value="1408.765137" calcext:value-type="float">
            <text:p>1408.765137</text:p>
          </table:table-cell>
        </table:table-row>
        <table:table-row table:style-name="ro1">
          <table:table-cell office:value-type="float" office:value="1735.560669" calcext:value-type="float">
            <text:p>1735.560669</text:p>
          </table:table-cell>
          <table:table-cell office:value-type="float" office:value="1754.563232" calcext:value-type="float">
            <text:p>1754.563232</text:p>
          </table:table-cell>
          <table:table-cell office:value-type="float" office:value="1452.825317" calcext:value-type="float">
            <text:p>1452.825317</text:p>
          </table:table-cell>
          <table:table-cell office:value-type="float" office:value="1432.218506" calcext:value-type="float">
            <text:p>1432.218506</text:p>
          </table:table-cell>
        </table:table-row>
        <table:table-row table:style-name="ro1">
          <table:table-cell office:value-type="float" office:value="1593.946655" calcext:value-type="float">
            <text:p>1593.946655</text:p>
          </table:table-cell>
          <table:table-cell office:value-type="float" office:value="1604.102173" calcext:value-type="float">
            <text:p>1604.102173</text:p>
          </table:table-cell>
          <table:table-cell office:value-type="float" office:value="1609.192993" calcext:value-type="float">
            <text:p>1609.192993</text:p>
          </table:table-cell>
          <table:table-cell office:value-type="float" office:value="1611.583252" calcext:value-type="float">
            <text:p>1611.583252</text:p>
          </table:table-cell>
        </table:table-row>
        <table:table-row table:style-name="ro1">
          <table:table-cell office:value-type="float" office:value="1586.296753" calcext:value-type="float">
            <text:p>1586.296753</text:p>
          </table:table-cell>
          <table:table-cell office:value-type="float" office:value="1590.788818" calcext:value-type="float">
            <text:p>1590.788818</text:p>
          </table:table-cell>
          <table:table-cell office:value-type="float" office:value="1622.12793" calcext:value-type="float">
            <text:p>1622.12793</text:p>
          </table:table-cell>
          <table:table-cell office:value-type="float" office:value="1626.256104" calcext:value-type="float">
            <text:p>1626.256104</text:p>
          </table:table-cell>
        </table:table-row>
        <table:table-row table:style-name="ro1">
          <table:table-cell office:value-type="float" office:value="1596.943237" calcext:value-type="float">
            <text:p>1596.943237</text:p>
          </table:table-cell>
          <table:table-cell office:value-type="float" office:value="1595.646606" calcext:value-type="float">
            <text:p>1595.646606</text:p>
          </table:table-cell>
          <table:table-cell office:value-type="float" office:value="1614.014526" calcext:value-type="float">
            <text:p>1614.014526</text:p>
          </table:table-cell>
          <table:table-cell office:value-type="float" office:value="1614.784058" calcext:value-type="float">
            <text:p>1614.784058</text:p>
          </table:table-cell>
        </table:table-row>
        <table:table-row table:style-name="ro1">
          <table:table-cell office:value-type="float" office:value="1599.608765" calcext:value-type="float">
            <text:p>1599.608765</text:p>
          </table:table-cell>
          <table:table-cell office:value-type="float" office:value="1597.026855" calcext:value-type="float">
            <text:p>1597.026855</text:p>
          </table:table-cell>
          <table:table-cell office:value-type="float" office:value="1608.535645" calcext:value-type="float">
            <text:p>1608.535645</text:p>
          </table:table-cell>
          <table:table-cell office:value-type="float" office:value="1613.317261" calcext:value-type="float">
            <text:p>1613.317261</text:p>
          </table:table-cell>
        </table:table-row>
        <table:table-row table:style-name="ro1">
          <table:table-cell office:value-type="float" office:value="1602.46106" calcext:value-type="float">
            <text:p>1602.46106</text:p>
          </table:table-cell>
          <table:table-cell office:value-type="float" office:value="1601.576416" calcext:value-type="float">
            <text:p>1601.576416</text:p>
          </table:table-cell>
          <table:table-cell office:value-type="float" office:value="1610.865479" calcext:value-type="float">
            <text:p>1610.865479</text:p>
          </table:table-cell>
          <table:table-cell office:value-type="float" office:value="1616.229248" calcext:value-type="float">
            <text:p>1616.229248</text:p>
          </table:table-cell>
        </table:table-row>
        <table:table-row table:style-name="ro1">
          <table:table-cell office:value-type="float" office:value="1604.095703" calcext:value-type="float">
            <text:p>1604.095703</text:p>
          </table:table-cell>
          <table:table-cell office:value-type="float" office:value="1603.993164" calcext:value-type="float">
            <text:p>1603.993164</text:p>
          </table:table-cell>
          <table:table-cell office:value-type="float" office:value="1611.13916" calcext:value-type="float">
            <text:p>1611.13916</text:p>
          </table:table-cell>
          <table:table-cell office:value-type="float" office:value="1610.69519" calcext:value-type="float">
            <text:p>1610.69519</text:p>
          </table:table-cell>
        </table:table-row>
        <table:table-row table:style-name="ro1">
          <table:table-cell office:value-type="float" office:value="1600.97229" calcext:value-type="float">
            <text:p>1600.97229</text:p>
          </table:table-cell>
          <table:table-cell office:value-type="float" office:value="1606.713501" calcext:value-type="float">
            <text:p>1606.713501</text:p>
          </table:table-cell>
          <table:table-cell office:value-type="float" office:value="1606.144653" calcext:value-type="float">
            <text:p>1606.144653</text:p>
          </table:table-cell>
          <table:table-cell office:value-type="float" office:value="1612.608154" calcext:value-type="float">
            <text:p>1612.608154</text:p>
          </table:table-cell>
        </table:table-row>
        <table:table-row table:style-name="ro1">
          <table:table-cell office:value-type="float" office:value="1600.774902" calcext:value-type="float">
            <text:p>1600.774902</text:p>
          </table:table-cell>
          <table:table-cell office:value-type="float" office:value="1607.733032" calcext:value-type="float">
            <text:p>1607.733032</text:p>
          </table:table-cell>
          <table:table-cell office:value-type="float" office:value="1605.0625" calcext:value-type="float">
            <text:p>1605.0625</text:p>
          </table:table-cell>
          <table:table-cell office:value-type="float" office:value="1611.392822" calcext:value-type="float">
            <text:p>1611.392822</text:p>
          </table:table-cell>
        </table:table-row>
        <table:table-row table:style-name="ro1">
          <table:table-cell office:value-type="float" office:value="1605.897705" calcext:value-type="float">
            <text:p>1605.897705</text:p>
          </table:table-cell>
          <table:table-cell office:value-type="float" office:value="1606.918091" calcext:value-type="float">
            <text:p>1606.918091</text:p>
          </table:table-cell>
          <table:table-cell office:value-type="float" office:value="1605.196167" calcext:value-type="float">
            <text:p>1605.196167</text:p>
          </table:table-cell>
          <table:table-cell office:value-type="float" office:value="1611.208252" calcext:value-type="float">
            <text:p>1611.208252</text:p>
          </table:table-cell>
        </table:table-row>
        <table:table-row table:style-name="ro1">
          <table:table-cell office:value-type="float" office:value="1604.148682" calcext:value-type="float">
            <text:p>1604.148682</text:p>
          </table:table-cell>
          <table:table-cell office:value-type="float" office:value="1608.341797" calcext:value-type="float">
            <text:p>1608.341797</text:p>
          </table:table-cell>
          <table:table-cell office:value-type="float" office:value="1606.097412" calcext:value-type="float">
            <text:p>1606.097412</text:p>
          </table:table-cell>
          <table:table-cell office:value-type="float" office:value="1611.457275" calcext:value-type="float">
            <text:p>1611.457275</text:p>
          </table:table-cell>
        </table:table-row>
        <table:table-row table:style-name="ro1">
          <table:table-cell office:value-type="float" office:value="1602.982178" calcext:value-type="float">
            <text:p>1602.982178</text:p>
          </table:table-cell>
          <table:table-cell office:value-type="float" office:value="1609.41333" calcext:value-type="float">
            <text:p>1609.41333</text:p>
          </table:table-cell>
          <table:table-cell office:value-type="float" office:value="1603.105835" calcext:value-type="float">
            <text:p>1603.105835</text:p>
          </table:table-cell>
          <table:table-cell office:value-type="float" office:value="1613.792236" calcext:value-type="float">
            <text:p>1613.792236</text:p>
          </table:table-cell>
        </table:table-row>
        <table:table-row table:style-name="ro1">
          <table:table-cell office:value-type="float" office:value="1604.401245" calcext:value-type="float">
            <text:p>1604.401245</text:p>
          </table:table-cell>
          <table:table-cell office:value-type="float" office:value="1612.638672" calcext:value-type="float">
            <text:p>1612.638672</text:p>
          </table:table-cell>
          <table:table-cell office:value-type="float" office:value="1604.006592" calcext:value-type="float">
            <text:p>1604.006592</text:p>
          </table:table-cell>
          <table:table-cell office:value-type="float" office:value="1613.997925" calcext:value-type="float">
            <text:p>1613.997925</text:p>
          </table:table-cell>
        </table:table-row>
        <table:table-row table:style-name="ro1">
          <table:table-cell office:value-type="float" office:value="1603.602905" calcext:value-type="float">
            <text:p>1603.602905</text:p>
          </table:table-cell>
          <table:table-cell office:value-type="float" office:value="1612.447998" calcext:value-type="float">
            <text:p>1612.447998</text:p>
          </table:table-cell>
          <table:table-cell office:value-type="float" office:value="1603.313354" calcext:value-type="float">
            <text:p>1603.313354</text:p>
          </table:table-cell>
          <table:table-cell office:value-type="float" office:value="1614.863403" calcext:value-type="float">
            <text:p>1614.863403</text:p>
          </table:table-cell>
        </table:table-row>
        <table:table-row table:style-name="ro1">
          <table:table-cell office:value-type="float" office:value="1603.549927" calcext:value-type="float">
            <text:p>1603.549927</text:p>
          </table:table-cell>
          <table:table-cell office:value-type="float" office:value="1610.861206" calcext:value-type="float">
            <text:p>1610.861206</text:p>
          </table:table-cell>
          <table:table-cell office:value-type="float" office:value="1603.536133" calcext:value-type="float">
            <text:p>1603.536133</text:p>
          </table:table-cell>
          <table:table-cell office:value-type="float" office:value="1613.8927" calcext:value-type="float">
            <text:p>1613.8927</text:p>
          </table:table-cell>
        </table:table-row>
        <table:table-row table:style-name="ro1">
          <table:table-cell office:value-type="float" office:value="1604.186523" calcext:value-type="float">
            <text:p>1604.186523</text:p>
          </table:table-cell>
          <table:table-cell office:value-type="float" office:value="1607.889038" calcext:value-type="float">
            <text:p>1607.889038</text:p>
          </table:table-cell>
          <table:table-cell office:value-type="float" office:value="1603.99585" calcext:value-type="float">
            <text:p>1603.99585</text:p>
          </table:table-cell>
          <table:table-cell office:value-type="float" office:value="1607.47937" calcext:value-type="float">
            <text:p>1607.47937</text:p>
          </table:table-cell>
        </table:table-row>
        <table:table-row table:style-name="ro1">
          <table:table-cell office:value-type="float" office:value="1604.107178" calcext:value-type="float">
            <text:p>1604.107178</text:p>
          </table:table-cell>
          <table:table-cell office:value-type="float" office:value="1609.770386" calcext:value-type="float">
            <text:p>1609.770386</text:p>
          </table:table-cell>
          <table:table-cell office:value-type="float" office:value="1602.777832" calcext:value-type="float">
            <text:p>1602.777832</text:p>
          </table:table-cell>
          <table:table-cell office:value-type="float" office:value="1611.544678" calcext:value-type="float">
            <text:p>1611.544678</text:p>
          </table:table-cell>
        </table:table-row>
        <table:table-row table:style-name="ro1">
          <table:table-cell office:value-type="float" office:value="1604.317505" calcext:value-type="float">
            <text:p>1604.317505</text:p>
          </table:table-cell>
          <table:table-cell office:value-type="float" office:value="1609.254883" calcext:value-type="float">
            <text:p>1609.254883</text:p>
          </table:table-cell>
          <table:table-cell office:value-type="float" office:value="1602.356201" calcext:value-type="float">
            <text:p>1602.356201</text:p>
          </table:table-cell>
          <table:table-cell office:value-type="float" office:value="1611.752808" calcext:value-type="float">
            <text:p>1611.752808</text:p>
          </table:table-cell>
        </table:table-row>
        <table:table-row table:style-name="ro1">
          <table:table-cell office:value-type="float" office:value="1603.660522" calcext:value-type="float">
            <text:p>1603.660522</text:p>
          </table:table-cell>
          <table:table-cell office:value-type="float" office:value="1611.013184" calcext:value-type="float">
            <text:p>1611.013184</text:p>
          </table:table-cell>
          <table:table-cell office:value-type="float" office:value="1603.484253" calcext:value-type="float">
            <text:p>1603.484253</text:p>
          </table:table-cell>
          <table:table-cell office:value-type="float" office:value="1610.776367" calcext:value-type="float">
            <text:p>1610.776367</text:p>
          </table:table-cell>
        </table:table-row>
        <table:table-row table:style-name="ro1">
          <table:table-cell office:value-type="float" office:value="1605.372192" calcext:value-type="float">
            <text:p>1605.372192</text:p>
          </table:table-cell>
          <table:table-cell office:value-type="float" office:value="1607.592773" calcext:value-type="float">
            <text:p>1607.592773</text:p>
          </table:table-cell>
          <table:table-cell office:value-type="float" office:value="1603.798706" calcext:value-type="float">
            <text:p>1603.798706</text:p>
          </table:table-cell>
          <table:table-cell office:value-type="float" office:value="1610.664062" calcext:value-type="float">
            <text:p>1610.664062</text:p>
          </table:table-cell>
        </table:table-row>
        <table:table-row table:style-name="ro1">
          <table:table-cell office:value-type="float" office:value="1604.24292" calcext:value-type="float">
            <text:p>1604.24292</text:p>
          </table:table-cell>
          <table:table-cell office:value-type="float" office:value="1608.642578" calcext:value-type="float">
            <text:p>1608.642578</text:p>
          </table:table-cell>
          <table:table-cell office:value-type="float" office:value="1604.440063" calcext:value-type="float">
            <text:p>1604.440063</text:p>
          </table:table-cell>
          <table:table-cell office:value-type="float" office:value="1610.442139" calcext:value-type="float">
            <text:p>1610.442139</text:p>
          </table:table-cell>
        </table:table-row>
        <table:table-row table:style-name="ro1">
          <table:table-cell office:value-type="float" office:value="1605.591187" calcext:value-type="float">
            <text:p>1605.591187</text:p>
          </table:table-cell>
          <table:table-cell office:value-type="float" office:value="1604.700562" calcext:value-type="float">
            <text:p>1604.700562</text:p>
          </table:table-cell>
          <table:table-cell office:value-type="float" office:value="1605.654053" calcext:value-type="float">
            <text:p>1605.654053</text:p>
          </table:table-cell>
          <table:table-cell office:value-type="float" office:value="1610.028564" calcext:value-type="float">
            <text:p>1610.028564</text:p>
          </table:table-cell>
        </table:table-row>
        <table:table-row table:style-name="ro1">
          <table:table-cell office:value-type="float" office:value="1602.030029" calcext:value-type="float">
            <text:p>1602.030029</text:p>
          </table:table-cell>
          <table:table-cell office:value-type="float" office:value="1604.078979" calcext:value-type="float">
            <text:p>1604.078979</text:p>
          </table:table-cell>
          <table:table-cell office:value-type="float" office:value="1607.548828" calcext:value-type="float">
            <text:p>1607.548828</text:p>
          </table:table-cell>
          <table:table-cell office:value-type="float" office:value="1610.974121" calcext:value-type="float">
            <text:p>1610.974121</text:p>
          </table:table-cell>
        </table:table-row>
        <table:table-row table:style-name="ro1">
          <table:table-cell office:value-type="float" office:value="1605.019775" calcext:value-type="float">
            <text:p>1605.019775</text:p>
          </table:table-cell>
          <table:table-cell office:value-type="float" office:value="1605.246338" calcext:value-type="float">
            <text:p>1605.246338</text:p>
          </table:table-cell>
          <table:table-cell office:value-type="float" office:value="1607.617554" calcext:value-type="float">
            <text:p>1607.617554</text:p>
          </table:table-cell>
          <table:table-cell office:value-type="float" office:value="1608.635376" calcext:value-type="float">
            <text:p>1608.635376</text:p>
          </table:table-cell>
        </table:table-row>
        <table:table-row table:style-name="ro1">
          <table:table-cell office:value-type="float" office:value="1603.293701" calcext:value-type="float">
            <text:p>1603.293701</text:p>
          </table:table-cell>
          <table:table-cell office:value-type="float" office:value="1608.875122" calcext:value-type="float">
            <text:p>1608.875122</text:p>
          </table:table-cell>
          <table:table-cell office:value-type="float" office:value="1604.428101" calcext:value-type="float">
            <text:p>1604.428101</text:p>
          </table:table-cell>
          <table:table-cell office:value-type="float" office:value="1611.46582" calcext:value-type="float">
            <text:p>1611.46582</text:p>
          </table:table-cell>
        </table:table-row>
        <table:table-row table:style-name="ro1">
          <table:table-cell office:value-type="float" office:value="1604.891724" calcext:value-type="float">
            <text:p>1604.891724</text:p>
          </table:table-cell>
          <table:table-cell office:value-type="float" office:value="1605.989014" calcext:value-type="float">
            <text:p>1605.989014</text:p>
          </table:table-cell>
          <table:table-cell office:value-type="float" office:value="1605.841919" calcext:value-type="float">
            <text:p>1605.841919</text:p>
          </table:table-cell>
          <table:table-cell office:value-type="float" office:value="1608.754639" calcext:value-type="float">
            <text:p>1608.754639</text:p>
          </table:table-cell>
        </table:table-row>
        <table:table-row table:style-name="ro1">
          <table:table-cell office:value-type="float" office:value="1490.263794" calcext:value-type="float">
            <text:p>1490.263794</text:p>
          </table:table-cell>
          <table:table-cell office:value-type="float" office:value="1697.540161" calcext:value-type="float">
            <text:p>1697.540161</text:p>
          </table:table-cell>
          <table:table-cell office:value-type="float" office:value="1172.69043" calcext:value-type="float">
            <text:p>1172.69043</text:p>
          </table:table-cell>
          <table:table-cell office:value-type="float" office:value="1994.02771" calcext:value-type="float">
            <text:p>1994.02771</text:p>
          </table:table-cell>
        </table:table-row>
        <table:table-row table:style-name="ro1">
          <table:table-cell office:value-type="float" office:value="1546.964478" calcext:value-type="float">
            <text:p>1546.964478</text:p>
          </table:table-cell>
          <table:table-cell office:value-type="float" office:value="1536.77478" calcext:value-type="float">
            <text:p>1536.77478</text:p>
          </table:table-cell>
          <table:table-cell office:value-type="float" office:value="1610.005981" calcext:value-type="float">
            <text:p>1610.005981</text:p>
          </table:table-cell>
          <table:table-cell office:value-type="float" office:value="1706.254883" calcext:value-type="float">
            <text:p>1706.254883</text:p>
          </table:table-cell>
        </table:table-row>
        <table:table-row table:style-name="ro1">
          <table:table-cell office:value-type="float" office:value="1521.956055" calcext:value-type="float">
            <text:p>1521.956055</text:p>
          </table:table-cell>
          <table:table-cell office:value-type="float" office:value="1559.298828" calcext:value-type="float">
            <text:p>1559.298828</text:p>
          </table:table-cell>
          <table:table-cell office:value-type="float" office:value="1674.070312" calcext:value-type="float">
            <text:p>1674.070312</text:p>
          </table:table-cell>
          <table:table-cell office:value-type="float" office:value="1644.674927" calcext:value-type="float">
            <text:p>1644.674927</text:p>
          </table:table-cell>
        </table:table-row>
        <table:table-row table:style-name="ro1">
          <table:table-cell office:value-type="float" office:value="1564.469482" calcext:value-type="float">
            <text:p>1564.469482</text:p>
          </table:table-cell>
          <table:table-cell office:value-type="float" office:value="1610.303101" calcext:value-type="float">
            <text:p>1610.303101</text:p>
          </table:table-cell>
          <table:table-cell office:value-type="float" office:value="1625.664429" calcext:value-type="float">
            <text:p>1625.664429</text:p>
          </table:table-cell>
          <table:table-cell office:value-type="float" office:value="1599.563232" calcext:value-type="float">
            <text:p>1599.563232</text:p>
          </table:table-cell>
        </table:table-row>
        <table:table-row table:style-name="ro1">
          <table:table-cell office:value-type="float" office:value="1999.999878" calcext:value-type="float">
            <text:p>1999.999878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26.082397" calcext:value-type="float">
            <text:p>1626.082397</text:p>
          </table:table-cell>
          <table:table-cell office:value-type="float" office:value="1890.267944" calcext:value-type="float">
            <text:p>1890.267944</text:p>
          </table:table-cell>
          <table:table-cell office:value-type="float" office:value="1358.776978" calcext:value-type="float">
            <text:p>1358.776978</text:p>
          </table:table-cell>
          <table:table-cell office:value-type="float" office:value="1524.872681" calcext:value-type="float">
            <text:p>1524.872681</text:p>
          </table:table-cell>
        </table:table-row>
        <table:table-row table:style-name="ro1">
          <table:table-cell office:value-type="float" office:value="1687.663574" calcext:value-type="float">
            <text:p>1687.663574</text:p>
          </table:table-cell>
          <table:table-cell office:value-type="float" office:value="1957.822876" calcext:value-type="float">
            <text:p>1957.822876</text:p>
          </table:table-cell>
          <table:table-cell office:value-type="float" office:value="1000" calcext:value-type="float">
            <text:p>1000</text:p>
          </table:table-cell>
          <table:table-cell office:value-type="float" office:value="1744.928711" calcext:value-type="float">
            <text:p>1744.928711</text:p>
          </table:table-cell>
        </table:table-row>
        <table:table-row table:style-name="ro1">
          <table:table-cell office:value-type="float" office:value="1798.880249" calcext:value-type="float">
            <text:p>1798.880249</text:p>
          </table:table-cell>
          <table:table-cell office:value-type="float" office:value="1711.711548" calcext:value-type="float">
            <text:p>1711.711548</text:p>
          </table:table-cell>
          <table:table-cell office:value-type="float" office:value="1428.84729" calcext:value-type="float">
            <text:p>1428.84729</text:p>
          </table:table-cell>
          <table:table-cell office:value-type="float" office:value="1460.561035" calcext:value-type="float">
            <text:p>1460.561035</text:p>
          </table:table-cell>
        </table:table-row>
        <table:table-row table:style-name="ro1">
          <table:table-cell office:value-type="float" office:value="1586.610107" calcext:value-type="float">
            <text:p>1586.610107</text:p>
          </table:table-cell>
          <table:table-cell office:value-type="float" office:value="1658.996216" calcext:value-type="float">
            <text:p>1658.996216</text:p>
          </table:table-cell>
          <table:table-cell office:value-type="float" office:value="1775.19812" calcext:value-type="float">
            <text:p>1775.1981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70.676514" calcext:value-type="float">
            <text:p>1970.676514</text:p>
          </table:table-cell>
          <table:table-cell office:value-type="float" office:value="1843.994019" calcext:value-type="float">
            <text:p>1843.994019</text:p>
          </table:table-cell>
          <table:table-cell office:value-type="float" office:value="2000" calcext:value-type="float">
            <text:p>2000</text:p>
          </table:table-cell>
          <table:table-cell office:value-type="float" office:value="1924.94104" calcext:value-type="float">
            <text:p>1924.94104</text:p>
          </table:table-cell>
        </table:table-row>
        <table:table-row table:style-name="ro1">
          <table:table-cell office:value-type="float" office:value="1995.084717" calcext:value-type="float">
            <text:p>1995.084717</text:p>
          </table:table-cell>
          <table:table-cell office:value-type="float" office:value="1962.936768" calcext:value-type="float">
            <text:p>1962.936768</text:p>
          </table:table-cell>
          <table:table-cell office:value-type="float" office:value="1997.442749" calcext:value-type="float">
            <text:p>1997.442749</text:p>
          </table:table-cell>
          <table:table-cell office:value-type="float" office:value="1983.254761" calcext:value-type="float">
            <text:p>1983.254761</text:p>
          </table:table-cell>
        </table:table-row>
        <table:table-row table:style-name="ro1">
          <table:table-cell office:value-type="float" office:value="1995.857056" calcext:value-type="float">
            <text:p>1995.857056</text:p>
          </table:table-cell>
          <table:table-cell office:value-type="float" office:value="1981.60083" calcext:value-type="float">
            <text:p>1981.60083</text:p>
          </table:table-cell>
          <table:table-cell office:value-type="float" office:value="1997.379395" calcext:value-type="float">
            <text:p>1997.379395</text:p>
          </table:table-cell>
          <table:table-cell office:value-type="float" office:value="1999.191284" calcext:value-type="float">
            <text:p>1999.191284</text:p>
          </table:table-cell>
        </table:table-row>
        <table:table-row table:style-name="ro1">
          <table:table-cell office:value-type="float" office:value="1997.173828" calcext:value-type="float">
            <text:p>1997.173828</text:p>
          </table:table-cell>
          <table:table-cell office:value-type="float" office:value="1988.688232" calcext:value-type="float">
            <text:p>1988.688232</text:p>
          </table:table-cell>
          <table:table-cell office:value-type="float" office:value="1995.934814" calcext:value-type="float">
            <text:p>1995.93481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95.759399" calcext:value-type="float">
            <text:p>1995.759399</text:p>
          </table:table-cell>
          <table:table-cell office:value-type="float" office:value="1995.983643" calcext:value-type="float">
            <text:p>1995.983643</text:p>
          </table:table-cell>
          <table:table-cell office:value-type="float" office:value="2000" calcext:value-type="float">
            <text:p>2000</text:p>
          </table:table-cell>
          <table:table-cell office:value-type="float" office:value="1999.925171" calcext:value-type="float">
            <text:p>1999.925171</text:p>
          </table:table-cell>
        </table:table-row>
        <table:table-row table:style-name="ro1">
          <table:table-cell office:value-type="float" office:value="1626.141235" calcext:value-type="float">
            <text:p>1626.141235</text:p>
          </table:table-cell>
          <table:table-cell office:value-type="float" office:value="1802.777344" calcext:value-type="float">
            <text:p>1802.777344</text:p>
          </table:table-cell>
          <table:table-cell office:value-type="float" office:value="1729.116089" calcext:value-type="float">
            <text:p>1729.116089</text:p>
          </table:table-cell>
          <table:table-cell office:value-type="float" office:value="1700.922729" calcext:value-type="float">
            <text:p>1700.922729</text:p>
          </table:table-cell>
        </table:table-row>
        <table:table-row table:style-name="ro1">
          <table:table-cell office:value-type="float" office:value="1672.677368" calcext:value-type="float">
            <text:p>1672.677368</text:p>
          </table:table-cell>
          <table:table-cell office:value-type="float" office:value="1586.251587" calcext:value-type="float">
            <text:p>1586.251587</text:p>
          </table:table-cell>
          <table:table-cell office:value-type="float" office:value="1633.631348" calcext:value-type="float">
            <text:p>1633.631348</text:p>
          </table:table-cell>
          <table:table-cell office:value-type="float" office:value="1641.190063" calcext:value-type="float">
            <text:p>1641.190063</text:p>
          </table:table-cell>
        </table:table-row>
        <table:table-row table:style-name="ro1">
          <table:table-cell office:value-type="float" office:value="1581.063354" calcext:value-type="float">
            <text:p>1581.063354</text:p>
          </table:table-cell>
          <table:table-cell office:value-type="float" office:value="1618.768311" calcext:value-type="float">
            <text:p>1618.768311</text:p>
          </table:table-cell>
          <table:table-cell office:value-type="float" office:value="1606.303955" calcext:value-type="float">
            <text:p>1606.303955</text:p>
          </table:table-cell>
          <table:table-cell office:value-type="float" office:value="1604.387695" calcext:value-type="float">
            <text:p>1604.387695</text:p>
          </table:table-cell>
        </table:table-row>
        <table:table-row table:style-name="ro1">
          <table:table-cell office:value-type="float" office:value="1602.252441" calcext:value-type="float">
            <text:p>1602.252441</text:p>
          </table:table-cell>
          <table:table-cell office:value-type="float" office:value="1610.417969" calcext:value-type="float">
            <text:p>1610.417969</text:p>
          </table:table-cell>
          <table:table-cell office:value-type="float" office:value="1610.478882" calcext:value-type="float">
            <text:p>1610.478882</text:p>
          </table:table-cell>
          <table:table-cell office:value-type="float" office:value="1607.624146" calcext:value-type="float">
            <text:p>1607.624146</text:p>
          </table:table-cell>
        </table:table-row>
        <table:table-row table:style-name="ro1">
          <table:table-cell office:value-type="float" office:value="1603.468994" calcext:value-type="float">
            <text:p>1603.468994</text:p>
          </table:table-cell>
          <table:table-cell office:value-type="float" office:value="1611.005493" calcext:value-type="float">
            <text:p>1611.005493</text:p>
          </table:table-cell>
          <table:table-cell office:value-type="float" office:value="1606.084961" calcext:value-type="float">
            <text:p>1606.084961</text:p>
          </table:table-cell>
          <table:table-cell office:value-type="float" office:value="1604.025391" calcext:value-type="float">
            <text:p>1604.025391</text:p>
          </table:table-cell>
        </table:table-row>
        <table:table-row table:style-name="ro1">
          <table:table-cell office:value-type="float" office:value="1601.304688" calcext:value-type="float">
            <text:p>1601.304688</text:p>
          </table:table-cell>
          <table:table-cell office:value-type="float" office:value="1609.992554" calcext:value-type="float">
            <text:p>1609.992554</text:p>
          </table:table-cell>
          <table:table-cell office:value-type="float" office:value="1604.051758" calcext:value-type="float">
            <text:p>1604.051758</text:p>
          </table:table-cell>
          <table:table-cell office:value-type="float" office:value="1610.425049" calcext:value-type="float">
            <text:p>1610.425049</text:p>
          </table:table-cell>
        </table:table-row>
        <table:table-row table:style-name="ro1">
          <table:table-cell office:value-type="float" office:value="1602.986694" calcext:value-type="float">
            <text:p>1602.986694</text:p>
          </table:table-cell>
          <table:table-cell office:value-type="float" office:value="1609.786865" calcext:value-type="float">
            <text:p>1609.786865</text:p>
          </table:table-cell>
          <table:table-cell office:value-type="float" office:value="1607.550659" calcext:value-type="float">
            <text:p>1607.550659</text:p>
          </table:table-cell>
          <table:table-cell office:value-type="float" office:value="1608.57373" calcext:value-type="float">
            <text:p>1608.57373</text:p>
          </table:table-cell>
        </table:table-row>
        <table:table-row table:style-name="ro1">
          <table:table-cell office:value-type="float" office:value="1602.486084" calcext:value-type="float">
            <text:p>1602.486084</text:p>
          </table:table-cell>
          <table:table-cell office:value-type="float" office:value="1606.636597" calcext:value-type="float">
            <text:p>1606.636597</text:p>
          </table:table-cell>
          <table:table-cell office:value-type="float" office:value="1607.815308" calcext:value-type="float">
            <text:p>1607.815308</text:p>
          </table:table-cell>
          <table:table-cell office:value-type="float" office:value="1605.814331" calcext:value-type="float">
            <text:p>1605.814331</text:p>
          </table:table-cell>
        </table:table-row>
        <table:table-row table:style-name="ro1">
          <table:table-cell office:value-type="float" office:value="1605.794189" calcext:value-type="float">
            <text:p>1605.794189</text:p>
          </table:table-cell>
          <table:table-cell office:value-type="float" office:value="1610.30603" calcext:value-type="float">
            <text:p>1610.30603</text:p>
          </table:table-cell>
          <table:table-cell office:value-type="float" office:value="1607.307983" calcext:value-type="float">
            <text:p>1607.307983</text:p>
          </table:table-cell>
          <table:table-cell office:value-type="float" office:value="1606.94812" calcext:value-type="float">
            <text:p>1606.94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2.842651" calcext:value-type="float">
            <text:p>1282.842651</text:p>
          </table:table-cell>
          <table:table-cell office:value-type="float" office:value="1000" calcext:value-type="float">
            <text:p>1000</text:p>
          </table:table-cell>
          <table:table-cell office:value-type="float" office:value="1282.842773" calcext:value-type="float">
            <text:p>1282.8427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2.842773" calcext:value-type="float">
            <text:p>1282.842773</text:p>
          </table:table-cell>
          <table:table-cell office:value-type="float" office:value="1000" calcext:value-type="float">
            <text:p>1000</text:p>
          </table:table-cell>
          <table:table-cell office:value-type="float" office:value="1282.842773" calcext:value-type="float">
            <text:p>1282.842773</text:p>
          </table:table-cell>
        </table:table-row>
        <table:table-row table:style-name="ro1">
          <table:table-cell office:value-type="float" office:value="1596.232788" calcext:value-type="float">
            <text:p>1596.232788</text:p>
          </table:table-cell>
          <table:table-cell office:value-type="float" office:value="2000" calcext:value-type="float">
            <text:p>2000</text:p>
          </table:table-cell>
          <table:table-cell office:value-type="float" office:value="1474.172119" calcext:value-type="float">
            <text:p>1474.1721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38.908691" calcext:value-type="float">
            <text:p>1738.908691</text:p>
          </table:table-cell>
          <table:table-cell office:value-type="float" office:value="1000" calcext:value-type="float">
            <text:p>1000</text:p>
          </table:table-cell>
          <table:table-cell office:value-type="float" office:value="1738.908813" calcext:value-type="float">
            <text:p>1738.908813</text:p>
          </table:table-cell>
        </table:table-row>
        <table:table-row table:style-name="ro1">
          <table:table-cell office:value-type="float" office:value="1741.432495" calcext:value-type="float">
            <text:p>1741.432495</text:p>
          </table:table-cell>
          <table:table-cell office:value-type="float" office:value="1466.923828" calcext:value-type="float">
            <text:p>1466.923828</text:p>
          </table:table-cell>
          <table:table-cell office:value-type="float" office:value="1662.778931" calcext:value-type="float">
            <text:p>1662.778931</text:p>
          </table:table-cell>
          <table:table-cell office:value-type="float" office:value="1259.000488" calcext:value-type="float">
            <text:p>1259.00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734.914062" calcext:value-type="float">
            <text:p>1734.914062</text:p>
          </table:table-cell>
          <table:table-cell office:value-type="float" office:value="1265.085938" calcext:value-type="float">
            <text:p>1265.085938</text:p>
          </table:table-cell>
        </table:table-row>
        <table:table-row table:style-name="ro1">
          <table:table-cell office:value-type="float" office:value="1431.521362" calcext:value-type="float">
            <text:p>1431.521362</text:p>
          </table:table-cell>
          <table:table-cell office:value-type="float" office:value="1646.241821" calcext:value-type="float">
            <text:p>1646.241821</text:p>
          </table:table-cell>
          <table:table-cell office:value-type="float" office:value="1373.738281" calcext:value-type="float">
            <text:p>1373.738281</text:p>
          </table:table-cell>
          <table:table-cell office:value-type="float" office:value="1603.728394" calcext:value-type="float">
            <text:p>1603.728394</text:p>
          </table:table-cell>
        </table:table-row>
        <table:table-row table:style-name="ro1">
          <table:table-cell office:value-type="float" office:value="1670.802979" calcext:value-type="float">
            <text:p>1670.802979</text:p>
          </table:table-cell>
          <table:table-cell office:value-type="float" office:value="1544.844482" calcext:value-type="float">
            <text:p>1544.844482</text:p>
          </table:table-cell>
          <table:table-cell office:value-type="float" office:value="1637.537354" calcext:value-type="float">
            <text:p>1637.537354</text:p>
          </table:table-cell>
          <table:table-cell office:value-type="float" office:value="1502.595337" calcext:value-type="float">
            <text:p>1502.595337</text:p>
          </table:table-cell>
        </table:table-row>
        <table:table-row table:style-name="ro1">
          <table:table-cell office:value-type="float" office:value="1492.41394" calcext:value-type="float">
            <text:p>1492.41394</text:p>
          </table:table-cell>
          <table:table-cell office:value-type="float" office:value="1824.577881" calcext:value-type="float">
            <text:p>1824.577881</text:p>
          </table:table-cell>
          <table:table-cell office:value-type="float" office:value="1735.981445" calcext:value-type="float">
            <text:p>1735.981445</text:p>
          </table:table-cell>
          <table:table-cell office:value-type="float" office:value="1671.798584" calcext:value-type="float">
            <text:p>1671.798584</text:p>
          </table:table-cell>
        </table:table-row>
        <table:table-row table:style-name="ro1">
          <table:table-cell office:value-type="float" office:value="1644.749634" calcext:value-type="float">
            <text:p>1644.749634</text:p>
          </table:table-cell>
          <table:table-cell office:value-type="float" office:value="1178.89563" calcext:value-type="float">
            <text:p>1178.89563</text:p>
          </table:table-cell>
          <table:table-cell office:value-type="float" office:value="1000" calcext:value-type="float">
            <text:p>1000</text:p>
          </table:table-cell>
          <table:table-cell office:value-type="float" office:value="1823.645264" calcext:value-type="float">
            <text:p>1823.645264</text:p>
          </table:table-cell>
        </table:table-row>
        <table:table-row table:style-name="ro1">
          <table:table-cell office:value-type="float" office:value="1538.390015" calcext:value-type="float">
            <text:p>1538.390015</text:p>
          </table:table-cell>
          <table:table-cell office:value-type="float" office:value="1462.877319" calcext:value-type="float">
            <text:p>1462.877319</text:p>
          </table:table-cell>
          <table:table-cell office:value-type="float" office:value="1526.248779" calcext:value-type="float">
            <text:p>1526.248779</text:p>
          </table:table-cell>
          <table:table-cell office:value-type="float" office:value="1457.403564" calcext:value-type="float">
            <text:p>1457.403564</text:p>
          </table:table-cell>
        </table:table-row>
        <table:table-row table:style-name="ro1">
          <table:table-cell office:value-type="float" office:value="1627.845947" calcext:value-type="float">
            <text:p>1627.845947</text:p>
          </table:table-cell>
          <table:table-cell office:value-type="float" office:value="1654.508057" calcext:value-type="float">
            <text:p>1654.508057</text:p>
          </table:table-cell>
          <table:table-cell office:value-type="float" office:value="1598.14856" calcext:value-type="float">
            <text:p>1598.14856</text:p>
          </table:table-cell>
          <table:table-cell office:value-type="float" office:value="1655.959106" calcext:value-type="float">
            <text:p>1655.959106</text:p>
          </table:table-cell>
        </table:table-row>
        <table:table-row table:style-name="ro1">
          <table:table-cell office:value-type="float" office:value="1676.80188" calcext:value-type="float">
            <text:p>1676.80188</text:p>
          </table:table-cell>
          <table:table-cell office:value-type="float" office:value="1567.471069" calcext:value-type="float">
            <text:p>1567.471069</text:p>
          </table:table-cell>
          <table:table-cell office:value-type="float" office:value="1516.024658" calcext:value-type="float">
            <text:p>1516.024658</text:p>
          </table:table-cell>
          <table:table-cell office:value-type="float" office:value="1691.612915" calcext:value-type="float">
            <text:p>1691.612915</text:p>
          </table:table-cell>
        </table:table-row>
        <table:table-row table:style-name="ro1">
          <table:table-cell office:value-type="float" office:value="1552.403076" calcext:value-type="float">
            <text:p>1552.403076</text:p>
          </table:table-cell>
          <table:table-cell office:value-type="float" office:value="1507.868408" calcext:value-type="float">
            <text:p>1507.868408</text:p>
          </table:table-cell>
          <table:table-cell office:value-type="float" office:value="1542.605835" calcext:value-type="float">
            <text:p>1542.605835</text:p>
          </table:table-cell>
          <table:table-cell office:value-type="float" office:value="1518.214478" calcext:value-type="float">
            <text:p>1518.214478</text:p>
          </table:table-cell>
        </table:table-row>
        <table:table-row table:style-name="ro1">
          <table:table-cell office:value-type="float" office:value="1562.161255" calcext:value-type="float">
            <text:p>1562.161255</text:p>
          </table:table-cell>
          <table:table-cell office:value-type="float" office:value="1717.751587" calcext:value-type="float">
            <text:p>1717.751587</text:p>
          </table:table-cell>
          <table:table-cell office:value-type="float" office:value="1707.003174" calcext:value-type="float">
            <text:p>1707.003174</text:p>
          </table:table-cell>
          <table:table-cell office:value-type="float" office:value="1574.871826" calcext:value-type="float">
            <text:p>1574.871826</text:p>
          </table:table-cell>
        </table:table-row>
        <table:table-row table:style-name="ro1">
          <table:table-cell office:value-type="float" office:value="1655.117798" calcext:value-type="float">
            <text:p>1655.117798</text:p>
          </table:table-cell>
          <table:table-cell office:value-type="float" office:value="1536.236206" calcext:value-type="float">
            <text:p>1536.236206</text:p>
          </table:table-cell>
          <table:table-cell office:value-type="float" office:value="1513.032959" calcext:value-type="float">
            <text:p>1513.032959</text:p>
          </table:table-cell>
          <table:table-cell office:value-type="float" office:value="1649.957397" calcext:value-type="float">
            <text:p>1649.957397</text:p>
          </table:table-cell>
        </table:table-row>
        <table:table-row table:style-name="ro1">
          <table:table-cell office:value-type="float" office:value="1574.118774" calcext:value-type="float">
            <text:p>1574.118774</text:p>
          </table:table-cell>
          <table:table-cell office:value-type="float" office:value="1526.698486" calcext:value-type="float">
            <text:p>1526.698486</text:p>
          </table:table-cell>
          <table:table-cell office:value-type="float" office:value="1549.278076" calcext:value-type="float">
            <text:p>1549.278076</text:p>
          </table:table-cell>
          <table:table-cell office:value-type="float" office:value="1572.814453" calcext:value-type="float">
            <text:p>1572.8144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76.083496" calcext:value-type="float">
            <text:p>1876.083496</text:p>
          </table:table-cell>
          <table:table-cell office:value-type="float" office:value="1884.047485" calcext:value-type="float">
            <text:p>1884.047485</text:p>
          </table:table-cell>
          <table:table-cell office:value-type="float" office:value="1003.147034" calcext:value-type="float">
            <text:p>1003.147034</text:p>
          </table:table-cell>
        </table:table-row>
        <table:table-row table:style-name="ro1">
          <table:table-cell office:value-type="float" office:value="1550.328735" calcext:value-type="float">
            <text:p>1550.328735</text:p>
          </table:table-cell>
          <table:table-cell office:value-type="float" office:value="1528.041016" calcext:value-type="float">
            <text:p>1528.041016</text:p>
          </table:table-cell>
          <table:table-cell office:value-type="float" office:value="1524.059448" calcext:value-type="float">
            <text:p>1524.059448</text:p>
          </table:table-cell>
          <table:table-cell office:value-type="float" office:value="1534.395264" calcext:value-type="float">
            <text:p>1534.395264</text:p>
          </table:table-cell>
        </table:table-row>
        <table:table-row table:style-name="ro1">
          <table:table-cell office:value-type="float" office:value="1368.80542" calcext:value-type="float">
            <text:p>1368.80542</text:p>
          </table:table-cell>
          <table:table-cell office:value-type="float" office:value="1599.289917" calcext:value-type="float">
            <text:p>1599.289917</text:p>
          </table:table-cell>
          <table:table-cell office:value-type="float" office:value="1575.766846" calcext:value-type="float">
            <text:p>1575.766846</text:p>
          </table:table-cell>
          <table:table-cell office:value-type="float" office:value="1446.874023" calcext:value-type="float">
            <text:p>1446.874023</text:p>
          </table:table-cell>
        </table:table-row>
        <table:table-row table:style-name="ro1">
          <table:table-cell office:value-type="float" office:value="1442.283203" calcext:value-type="float">
            <text:p>1442.283203</text:p>
          </table:table-cell>
          <table:table-cell office:value-type="float" office:value="1513.911987" calcext:value-type="float">
            <text:p>1513.911987</text:p>
          </table:table-cell>
          <table:table-cell office:value-type="float" office:value="1525.067871" calcext:value-type="float">
            <text:p>1525.067871</text:p>
          </table:table-cell>
          <table:table-cell office:value-type="float" office:value="1442.718262" calcext:value-type="float">
            <text:p>1442.718262</text:p>
          </table:table-cell>
        </table:table-row>
        <table:table-row table:style-name="ro1">
          <table:table-cell office:value-type="float" office:value="1461.560913" calcext:value-type="float">
            <text:p>1461.560913</text:p>
          </table:table-cell>
          <table:table-cell office:value-type="float" office:value="1438.217896" calcext:value-type="float">
            <text:p>1438.217896</text:p>
          </table:table-cell>
          <table:table-cell office:value-type="float" office:value="1448.76062" calcext:value-type="float">
            <text:p>1448.76062</text:p>
          </table:table-cell>
          <table:table-cell office:value-type="float" office:value="1444.331543" calcext:value-type="float">
            <text:p>1444.331543</text:p>
          </table:table-cell>
        </table:table-row>
        <table:table-row table:style-name="ro1">
          <table:table-cell office:value-type="float" office:value="1521.116943" calcext:value-type="float">
            <text:p>1521.116943</text:p>
          </table:table-cell>
          <table:table-cell office:value-type="float" office:value="1519.054565" calcext:value-type="float">
            <text:p>1519.054565</text:p>
          </table:table-cell>
          <table:table-cell office:value-type="float" office:value="1511.930176" calcext:value-type="float">
            <text:p>1511.930176</text:p>
          </table:table-cell>
          <table:table-cell office:value-type="float" office:value="1522.852783" calcext:value-type="float">
            <text:p>1522.852783</text:p>
          </table:table-cell>
        </table:table-row>
        <table:table-row table:style-name="ro1">
          <table:table-cell office:value-type="float" office:value="1591.68396" calcext:value-type="float">
            <text:p>1591.68396</text:p>
          </table:table-cell>
          <table:table-cell office:value-type="float" office:value="1589.712158" calcext:value-type="float">
            <text:p>1589.712158</text:p>
          </table:table-cell>
          <table:table-cell office:value-type="float" office:value="1589.746094" calcext:value-type="float">
            <text:p>1589.746094</text:p>
          </table:table-cell>
          <table:table-cell office:value-type="float" office:value="1593.925049" calcext:value-type="float">
            <text:p>1593.925049</text:p>
          </table:table-cell>
        </table:table-row>
        <table:table-row table:style-name="ro1">
          <table:table-cell office:value-type="float" office:value="1591.980103" calcext:value-type="float">
            <text:p>1591.980103</text:p>
          </table:table-cell>
          <table:table-cell office:value-type="float" office:value="1590.032471" calcext:value-type="float">
            <text:p>1590.032471</text:p>
          </table:table-cell>
          <table:table-cell office:value-type="float" office:value="1588.653442" calcext:value-type="float">
            <text:p>1588.653442</text:p>
          </table:table-cell>
          <table:table-cell office:value-type="float" office:value="1594.287476" calcext:value-type="float">
            <text:p>1594.287476</text:p>
          </table:table-cell>
        </table:table-row>
        <table:table-row table:style-name="ro1">
          <table:table-cell office:value-type="float" office:value="1590.278809" calcext:value-type="float">
            <text:p>1590.278809</text:p>
          </table:table-cell>
          <table:table-cell office:value-type="float" office:value="1583.660278" calcext:value-type="float">
            <text:p>1583.660278</text:p>
          </table:table-cell>
          <table:table-cell office:value-type="float" office:value="1587.421387" calcext:value-type="float">
            <text:p>1587.421387</text:p>
          </table:table-cell>
          <table:table-cell office:value-type="float" office:value="1587.807739" calcext:value-type="float">
            <text:p>1587.807739</text:p>
          </table:table-cell>
        </table:table-row>
        <table:table-row table:style-name="ro1">
          <table:table-cell office:value-type="float" office:value="1587.233276" calcext:value-type="float">
            <text:p>1587.233276</text:p>
          </table:table-cell>
          <table:table-cell office:value-type="float" office:value="1591.400146" calcext:value-type="float">
            <text:p>1591.400146</text:p>
          </table:table-cell>
          <table:table-cell office:value-type="float" office:value="1583.383789" calcext:value-type="float">
            <text:p>1583.383789</text:p>
          </table:table-cell>
          <table:table-cell office:value-type="float" office:value="1596.619873" calcext:value-type="float">
            <text:p>1596.619873</text:p>
          </table:table-cell>
        </table:table-row>
        <table:table-row table:style-name="ro1">
          <table:table-cell office:value-type="float" office:value="1592.342407" calcext:value-type="float">
            <text:p>1592.342407</text:p>
          </table:table-cell>
          <table:table-cell office:value-type="float" office:value="1590.713623" calcext:value-type="float">
            <text:p>1590.713623</text:p>
          </table:table-cell>
          <table:table-cell office:value-type="float" office:value="1585.640747" calcext:value-type="float">
            <text:p>1585.640747</text:p>
          </table:table-cell>
          <table:table-cell office:value-type="float" office:value="1597.142822" calcext:value-type="float">
            <text:p>1597.142822</text:p>
          </table:table-cell>
        </table:table-row>
        <table:table-row table:style-name="ro1">
          <table:table-cell office:value-type="float" office:value="1586.489746" calcext:value-type="float">
            <text:p>1586.489746</text:p>
          </table:table-cell>
          <table:table-cell office:value-type="float" office:value="1586.060303" calcext:value-type="float">
            <text:p>1586.060303</text:p>
          </table:table-cell>
          <table:table-cell office:value-type="float" office:value="1578.685913" calcext:value-type="float">
            <text:p>1578.685913</text:p>
          </table:table-cell>
          <table:table-cell office:value-type="float" office:value="1594.123657" calcext:value-type="float">
            <text:p>1594.123657</text:p>
          </table:table-cell>
        </table:table-row>
        <table:table-row table:style-name="ro1">
          <table:table-cell office:value-type="float" office:value="1592.92395" calcext:value-type="float">
            <text:p>1592.92395</text:p>
          </table:table-cell>
          <table:table-cell office:value-type="float" office:value="1590.871582" calcext:value-type="float">
            <text:p>1590.871582</text:p>
          </table:table-cell>
          <table:table-cell office:value-type="float" office:value="1585.210327" calcext:value-type="float">
            <text:p>1585.210327</text:p>
          </table:table-cell>
          <table:table-cell office:value-type="float" office:value="1596.115967" calcext:value-type="float">
            <text:p>1596.115967</text:p>
          </table:table-cell>
        </table:table-row>
        <table:table-row table:style-name="ro1">
          <table:table-cell office:value-type="float" office:value="1587.421753" calcext:value-type="float">
            <text:p>1587.421753</text:p>
          </table:table-cell>
          <table:table-cell office:value-type="float" office:value="1583.469482" calcext:value-type="float">
            <text:p>1583.469482</text:p>
          </table:table-cell>
          <table:table-cell office:value-type="float" office:value="1578.943237" calcext:value-type="float">
            <text:p>1578.943237</text:p>
          </table:table-cell>
          <table:table-cell office:value-type="float" office:value="1590.485352" calcext:value-type="float">
            <text:p>1590.485352</text:p>
          </table:table-cell>
        </table:table-row>
        <table:table-row table:style-name="ro1">
          <table:table-cell office:value-type="float" office:value="1604.923462" calcext:value-type="float">
            <text:p>1604.923462</text:p>
          </table:table-cell>
          <table:table-cell office:value-type="float" office:value="1601.452148" calcext:value-type="float">
            <text:p>1601.452148</text:p>
          </table:table-cell>
          <table:table-cell office:value-type="float" office:value="1601.693359" calcext:value-type="float">
            <text:p>1601.693359</text:p>
          </table:table-cell>
          <table:table-cell office:value-type="float" office:value="1604.294678" calcext:value-type="float">
            <text:p>1604.294678</text:p>
          </table:table-cell>
        </table:table-row>
        <table:table-row table:style-name="ro1">
          <table:table-cell office:value-type="float" office:value="1640.319824" calcext:value-type="float">
            <text:p>1640.319824</text:p>
          </table:table-cell>
          <table:table-cell office:value-type="float" office:value="1636.413208" calcext:value-type="float">
            <text:p>1636.413208</text:p>
          </table:table-cell>
          <table:table-cell office:value-type="float" office:value="1634.458252" calcext:value-type="float">
            <text:p>1634.458252</text:p>
          </table:table-cell>
          <table:table-cell office:value-type="float" office:value="1643.287964" calcext:value-type="float">
            <text:p>1643.287964</text:p>
          </table:table-cell>
        </table:table-row>
        <table:table-row table:style-name="ro1">
          <table:table-cell office:value-type="float" office:value="1645.696777" calcext:value-type="float">
            <text:p>1645.696777</text:p>
          </table:table-cell>
          <table:table-cell office:value-type="float" office:value="1640.97876" calcext:value-type="float">
            <text:p>1640.97876</text:p>
          </table:table-cell>
          <table:table-cell office:value-type="float" office:value="1638.099121" calcext:value-type="float">
            <text:p>1638.099121</text:p>
          </table:table-cell>
          <table:table-cell office:value-type="float" office:value="1644.192261" calcext:value-type="float">
            <text:p>1644.192261</text:p>
          </table:table-cell>
        </table:table-row>
        <table:table-row table:style-name="ro1">
          <table:table-cell office:value-type="float" office:value="1585.395996" calcext:value-type="float">
            <text:p>1585.395996</text:p>
          </table:table-cell>
          <table:table-cell office:value-type="float" office:value="1579.368042" calcext:value-type="float">
            <text:p>1579.368042</text:p>
          </table:table-cell>
          <table:table-cell office:value-type="float" office:value="1578.038818" calcext:value-type="float">
            <text:p>1578.038818</text:p>
          </table:table-cell>
          <table:table-cell office:value-type="float" office:value="1586.49939" calcext:value-type="float">
            <text:p>1586.49939</text:p>
          </table:table-cell>
        </table:table-row>
        <table:table-row table:style-name="ro1">
          <table:table-cell office:value-type="float" office:value="1560.868896" calcext:value-type="float">
            <text:p>1560.868896</text:p>
          </table:table-cell>
          <table:table-cell office:value-type="float" office:value="1559.499146" calcext:value-type="float">
            <text:p>1559.499146</text:p>
          </table:table-cell>
          <table:table-cell office:value-type="float" office:value="1555.520508" calcext:value-type="float">
            <text:p>1555.520508</text:p>
          </table:table-cell>
          <table:table-cell office:value-type="float" office:value="1565.997314" calcext:value-type="float">
            <text:p>1565.997314</text:p>
          </table:table-cell>
        </table:table-row>
        <table:table-row table:style-name="ro1">
          <table:table-cell office:value-type="float" office:value="1572.371704" calcext:value-type="float">
            <text:p>1572.371704</text:p>
          </table:table-cell>
          <table:table-cell office:value-type="float" office:value="1570.422729" calcext:value-type="float">
            <text:p>1570.422729</text:p>
          </table:table-cell>
          <table:table-cell office:value-type="float" office:value="1568.427979" calcext:value-type="float">
            <text:p>1568.427979</text:p>
          </table:table-cell>
          <table:table-cell office:value-type="float" office:value="1575.119873" calcext:value-type="float">
            <text:p>1575.119873</text:p>
          </table:table-cell>
        </table:table-row>
        <table:table-row table:style-name="ro1">
          <table:table-cell office:value-type="float" office:value="1573.773193" calcext:value-type="float">
            <text:p>1573.773193</text:p>
          </table:table-cell>
          <table:table-cell office:value-type="float" office:value="1567.718506" calcext:value-type="float">
            <text:p>1567.718506</text:p>
          </table:table-cell>
          <table:table-cell office:value-type="float" office:value="1569.596802" calcext:value-type="float">
            <text:p>1569.596802</text:p>
          </table:table-cell>
          <table:table-cell office:value-type="float" office:value="1572.044678" calcext:value-type="float">
            <text:p>1572.044678</text:p>
          </table:table-cell>
        </table:table-row>
        <table:table-row table:style-name="ro1">
          <table:table-cell office:value-type="float" office:value="1576.023315" calcext:value-type="float">
            <text:p>1576.023315</text:p>
          </table:table-cell>
          <table:table-cell office:value-type="float" office:value="1568.300171" calcext:value-type="float">
            <text:p>1568.300171</text:p>
          </table:table-cell>
          <table:table-cell office:value-type="float" office:value="1568.110229" calcext:value-type="float">
            <text:p>1568.110229</text:p>
          </table:table-cell>
          <table:table-cell office:value-type="float" office:value="1573.601074" calcext:value-type="float">
            <text:p>1573.601074</text:p>
          </table:table-cell>
        </table:table-row>
        <table:table-row table:style-name="ro1">
          <table:table-cell office:value-type="float" office:value="1569.64209" calcext:value-type="float">
            <text:p>1569.64209</text:p>
          </table:table-cell>
          <table:table-cell office:value-type="float" office:value="1567.017944" calcext:value-type="float">
            <text:p>1567.017944</text:p>
          </table:table-cell>
          <table:table-cell office:value-type="float" office:value="1567.574585" calcext:value-type="float">
            <text:p>1567.574585</text:p>
          </table:table-cell>
          <table:table-cell office:value-type="float" office:value="1569.630615" calcext:value-type="float">
            <text:p>1569.630615</text:p>
          </table:table-cell>
        </table:table-row>
        <table:table-row table:style-name="ro1">
          <table:table-cell office:value-type="float" office:value="1569.923706" calcext:value-type="float">
            <text:p>1569.923706</text:p>
          </table:table-cell>
          <table:table-cell office:value-type="float" office:value="1565.783691" calcext:value-type="float">
            <text:p>1565.783691</text:p>
          </table:table-cell>
          <table:table-cell office:value-type="float" office:value="1566.979614" calcext:value-type="float">
            <text:p>1566.979614</text:p>
          </table:table-cell>
          <table:table-cell office:value-type="float" office:value="1569.801758" calcext:value-type="float">
            <text:p>1569.801758</text:p>
          </table:table-cell>
        </table:table-row>
        <table:table-row table:style-name="ro1">
          <table:table-cell office:value-type="float" office:value="1574.13147" calcext:value-type="float">
            <text:p>1574.13147</text:p>
          </table:table-cell>
          <table:table-cell office:value-type="float" office:value="1570.178589" calcext:value-type="float">
            <text:p>1570.178589</text:p>
          </table:table-cell>
          <table:table-cell office:value-type="float" office:value="1571.037598" calcext:value-type="float">
            <text:p>1571.037598</text:p>
          </table:table-cell>
          <table:table-cell office:value-type="float" office:value="1571.807983" calcext:value-type="float">
            <text:p>1571.807983</text:p>
          </table:table-cell>
        </table:table-row>
        <table:table-row table:style-name="ro1">
          <table:table-cell office:value-type="float" office:value="1573.417236" calcext:value-type="float">
            <text:p>1573.417236</text:p>
          </table:table-cell>
          <table:table-cell office:value-type="float" office:value="1565.045288" calcext:value-type="float">
            <text:p>1565.045288</text:p>
          </table:table-cell>
          <table:table-cell office:value-type="float" office:value="1570.490967" calcext:value-type="float">
            <text:p>1570.490967</text:p>
          </table:table-cell>
          <table:table-cell office:value-type="float" office:value="1568.724243" calcext:value-type="float">
            <text:p>1568.724243</text:p>
          </table:table-cell>
        </table:table-row>
        <table:table-row table:style-name="ro1">
          <table:table-cell office:value-type="float" office:value="1564.407959" calcext:value-type="float">
            <text:p>1564.407959</text:p>
          </table:table-cell>
          <table:table-cell office:value-type="float" office:value="1564.790039" calcext:value-type="float">
            <text:p>1564.790039</text:p>
          </table:table-cell>
          <table:table-cell office:value-type="float" office:value="1563.970093" calcext:value-type="float">
            <text:p>1563.970093</text:p>
          </table:table-cell>
          <table:table-cell office:value-type="float" office:value="1566.520508" calcext:value-type="float">
            <text:p>1566.520508</text:p>
          </table:table-cell>
        </table:table-row>
        <table:table-row table:style-name="ro1">
          <table:table-cell office:value-type="float" office:value="1568.716309" calcext:value-type="float">
            <text:p>1568.716309</text:p>
          </table:table-cell>
          <table:table-cell office:value-type="float" office:value="1569.46814" calcext:value-type="float">
            <text:p>1569.46814</text:p>
          </table:table-cell>
          <table:table-cell office:value-type="float" office:value="1570.449219" calcext:value-type="float">
            <text:p>1570.449219</text:p>
          </table:table-cell>
          <table:table-cell office:value-type="float" office:value="1567.44458" calcext:value-type="float">
            <text:p>1567.44458</text:p>
          </table:table-cell>
        </table:table-row>
        <table:table-row table:style-name="ro1">
          <table:table-cell office:value-type="float" office:value="1571.977783" calcext:value-type="float">
            <text:p>1571.977783</text:p>
          </table:table-cell>
          <table:table-cell office:value-type="float" office:value="1564.185547" calcext:value-type="float">
            <text:p>1564.185547</text:p>
          </table:table-cell>
          <table:table-cell office:value-type="float" office:value="1571.655518" calcext:value-type="float">
            <text:p>1571.655518</text:p>
          </table:table-cell>
          <table:table-cell office:value-type="float" office:value="1563.307739" calcext:value-type="float">
            <text:p>1563.307739</text:p>
          </table:table-cell>
        </table:table-row>
        <table:table-row table:style-name="ro1">
          <table:table-cell office:value-type="float" office:value="1574.445557" calcext:value-type="float">
            <text:p>1574.445557</text:p>
          </table:table-cell>
          <table:table-cell office:value-type="float" office:value="1575.697998" calcext:value-type="float">
            <text:p>1575.697998</text:p>
          </table:table-cell>
          <table:table-cell office:value-type="float" office:value="1576.131836" calcext:value-type="float">
            <text:p>1576.131836</text:p>
          </table:table-cell>
          <table:table-cell office:value-type="float" office:value="1573.199463" calcext:value-type="float">
            <text:p>1573.199463</text:p>
          </table:table-cell>
        </table:table-row>
        <table:table-row table:style-name="ro1">
          <table:table-cell office:value-type="float" office:value="1575.157959" calcext:value-type="float">
            <text:p>1575.157959</text:p>
          </table:table-cell>
          <table:table-cell office:value-type="float" office:value="1575.963989" calcext:value-type="float">
            <text:p>1575.963989</text:p>
          </table:table-cell>
          <table:table-cell office:value-type="float" office:value="1577.713135" calcext:value-type="float">
            <text:p>1577.713135</text:p>
          </table:table-cell>
          <table:table-cell office:value-type="float" office:value="1573.530273" calcext:value-type="float">
            <text:p>1573.530273</text:p>
          </table:table-cell>
        </table:table-row>
        <table:table-row table:style-name="ro1">
          <table:table-cell office:value-type="float" office:value="1576.029175" calcext:value-type="float">
            <text:p>1576.029175</text:p>
          </table:table-cell>
          <table:table-cell office:value-type="float" office:value="1573.276001" calcext:value-type="float">
            <text:p>1573.276001</text:p>
          </table:table-cell>
          <table:table-cell office:value-type="float" office:value="1575.129517" calcext:value-type="float">
            <text:p>1575.129517</text:p>
          </table:table-cell>
          <table:table-cell office:value-type="float" office:value="1572.426147" calcext:value-type="float">
            <text:p>1572.426147</text:p>
          </table:table-cell>
        </table:table-row>
        <table:table-row table:style-name="ro1">
          <table:table-cell office:value-type="float" office:value="1571.398193" calcext:value-type="float">
            <text:p>1571.398193</text:p>
          </table:table-cell>
          <table:table-cell office:value-type="float" office:value="1571.205811" calcext:value-type="float">
            <text:p>1571.205811</text:p>
          </table:table-cell>
          <table:table-cell office:value-type="float" office:value="1572.49707" calcext:value-type="float">
            <text:p>1572.49707</text:p>
          </table:table-cell>
          <table:table-cell office:value-type="float" office:value="1571.920288" calcext:value-type="float">
            <text:p>1571.920288</text:p>
          </table:table-cell>
        </table:table-row>
        <table:table-row table:style-name="ro1">
          <table:table-cell office:value-type="float" office:value="1573.362549" calcext:value-type="float">
            <text:p>1573.362549</text:p>
          </table:table-cell>
          <table:table-cell office:value-type="float" office:value="1570.141479" calcext:value-type="float">
            <text:p>1570.141479</text:p>
          </table:table-cell>
          <table:table-cell office:value-type="float" office:value="1577.859253" calcext:value-type="float">
            <text:p>1577.859253</text:p>
          </table:table-cell>
          <table:table-cell office:value-type="float" office:value="1569.427124" calcext:value-type="float">
            <text:p>1569.427124</text:p>
          </table:table-cell>
        </table:table-row>
        <table:table-row table:style-name="ro1">
          <table:table-cell office:value-type="float" office:value="1570.428589" calcext:value-type="float">
            <text:p>1570.428589</text:p>
          </table:table-cell>
          <table:table-cell office:value-type="float" office:value="1573.442749" calcext:value-type="float">
            <text:p>1573.442749</text:p>
          </table:table-cell>
          <table:table-cell office:value-type="float" office:value="1571.096313" calcext:value-type="float">
            <text:p>1571.096313</text:p>
          </table:table-cell>
          <table:table-cell office:value-type="float" office:value="1573.0177" calcext:value-type="float">
            <text:p>1573.0177</text:p>
          </table:table-cell>
        </table:table-row>
        <table:table-row table:style-name="ro1">
          <table:table-cell office:value-type="float" office:value="1572.866211" calcext:value-type="float">
            <text:p>1572.866211</text:p>
          </table:table-cell>
          <table:table-cell office:value-type="float" office:value="1570.428711" calcext:value-type="float">
            <text:p>1570.428711</text:p>
          </table:table-cell>
          <table:table-cell office:value-type="float" office:value="1576.153564" calcext:value-type="float">
            <text:p>1576.153564</text:p>
          </table:table-cell>
          <table:table-cell office:value-type="float" office:value="1569.779053" calcext:value-type="float">
            <text:p>1569.779053</text:p>
          </table:table-cell>
        </table:table-row>
        <table:table-row table:style-name="ro1">
          <table:table-cell office:value-type="float" office:value="1569.976196" calcext:value-type="float">
            <text:p>1569.976196</text:p>
          </table:table-cell>
          <table:table-cell office:value-type="float" office:value="1569.009033" calcext:value-type="float">
            <text:p>1569.009033</text:p>
          </table:table-cell>
          <table:table-cell office:value-type="float" office:value="1572.436157" calcext:value-type="float">
            <text:p>1572.436157</text:p>
          </table:table-cell>
          <table:table-cell office:value-type="float" office:value="1567.152954" calcext:value-type="float">
            <text:p>1567.152954</text:p>
          </table:table-cell>
        </table:table-row>
        <table:table-row table:style-name="ro1">
          <table:table-cell office:value-type="float" office:value="1572.947632" calcext:value-type="float">
            <text:p>1572.947632</text:p>
          </table:table-cell>
          <table:table-cell office:value-type="float" office:value="1570.051392" calcext:value-type="float">
            <text:p>1570.051392</text:p>
          </table:table-cell>
          <table:table-cell office:value-type="float" office:value="1573.25647" calcext:value-type="float">
            <text:p>1573.25647</text:p>
          </table:table-cell>
          <table:table-cell office:value-type="float" office:value="1568.161377" calcext:value-type="float">
            <text:p>1568.161377</text:p>
          </table:table-cell>
        </table:table-row>
        <table:table-row table:style-name="ro1">
          <table:table-cell office:value-type="float" office:value="1571.794678" calcext:value-type="float">
            <text:p>1571.794678</text:p>
          </table:table-cell>
          <table:table-cell office:value-type="float" office:value="1572.494629" calcext:value-type="float">
            <text:p>1572.494629</text:p>
          </table:table-cell>
          <table:table-cell office:value-type="float" office:value="1572.422485" calcext:value-type="float">
            <text:p>1572.422485</text:p>
          </table:table-cell>
          <table:table-cell office:value-type="float" office:value="1571.836182" calcext:value-type="float">
            <text:p>1571.836182</text:p>
          </table:table-cell>
        </table:table-row>
        <table:table-row table:style-name="ro1">
          <table:table-cell office:value-type="float" office:value="1566.939331" calcext:value-type="float">
            <text:p>1566.939331</text:p>
          </table:table-cell>
          <table:table-cell office:value-type="float" office:value="1564.529785" calcext:value-type="float">
            <text:p>1564.529785</text:p>
          </table:table-cell>
          <table:table-cell office:value-type="float" office:value="1565.069824" calcext:value-type="float">
            <text:p>1565.069824</text:p>
          </table:table-cell>
          <table:table-cell office:value-type="float" office:value="1565.884766" calcext:value-type="float">
            <text:p>1565.884766</text:p>
          </table:table-cell>
        </table:table-row>
        <table:table-row table:style-name="ro1">
          <table:table-cell office:value-type="float" office:value="1565.19458" calcext:value-type="float">
            <text:p>1565.19458</text:p>
          </table:table-cell>
          <table:table-cell office:value-type="float" office:value="1572.0354" calcext:value-type="float">
            <text:p>1572.0354</text:p>
          </table:table-cell>
          <table:table-cell office:value-type="float" office:value="1567.996826" calcext:value-type="float">
            <text:p>1567.996826</text:p>
          </table:table-cell>
          <table:table-cell office:value-type="float" office:value="1568.390137" calcext:value-type="float">
            <text:p>1568.390137</text:p>
          </table:table-cell>
        </table:table-row>
        <table:table-row table:style-name="ro1">
          <table:table-cell office:value-type="float" office:value="1572.562256" calcext:value-type="float">
            <text:p>1572.562256</text:p>
          </table:table-cell>
          <table:table-cell office:value-type="float" office:value="1568.285156" calcext:value-type="float">
            <text:p>1568.285156</text:p>
          </table:table-cell>
          <table:table-cell office:value-type="float" office:value="1570.458496" calcext:value-type="float">
            <text:p>1570.458496</text:p>
          </table:table-cell>
          <table:table-cell office:value-type="float" office:value="1570.588745" calcext:value-type="float">
            <text:p>1570.588745</text:p>
          </table:table-cell>
        </table:table-row>
        <table:table-row table:style-name="ro1">
          <table:table-cell office:value-type="float" office:value="1569.863281" calcext:value-type="float">
            <text:p>1569.863281</text:p>
          </table:table-cell>
          <table:table-cell office:value-type="float" office:value="1569.935791" calcext:value-type="float">
            <text:p>1569.935791</text:p>
          </table:table-cell>
          <table:table-cell office:value-type="float" office:value="1573.043945" calcext:value-type="float">
            <text:p>1573.043945</text:p>
          </table:table-cell>
          <table:table-cell office:value-type="float" office:value="1566.477661" calcext:value-type="float">
            <text:p>1566.477661</text:p>
          </table:table-cell>
        </table:table-row>
        <table:table-row table:style-name="ro1">
          <table:table-cell office:value-type="float" office:value="1570.459106" calcext:value-type="float">
            <text:p>1570.459106</text:p>
          </table:table-cell>
          <table:table-cell office:value-type="float" office:value="1568.71521" calcext:value-type="float">
            <text:p>1568.71521</text:p>
          </table:table-cell>
          <table:table-cell office:value-type="float" office:value="1570.740845" calcext:value-type="float">
            <text:p>1570.740845</text:p>
          </table:table-cell>
          <table:table-cell office:value-type="float" office:value="1568.764771" calcext:value-type="float">
            <text:p>1568.764771</text:p>
          </table:table-cell>
        </table:table-row>
        <table:table-row table:style-name="ro1">
          <table:table-cell office:value-type="float" office:value="1570.742798" calcext:value-type="float">
            <text:p>1570.742798</text:p>
          </table:table-cell>
          <table:table-cell office:value-type="float" office:value="1574.397461" calcext:value-type="float">
            <text:p>1574.397461</text:p>
          </table:table-cell>
          <table:table-cell office:value-type="float" office:value="1575.588745" calcext:value-type="float">
            <text:p>1575.588745</text:p>
          </table:table-cell>
          <table:table-cell office:value-type="float" office:value="1572.337036" calcext:value-type="float">
            <text:p>1572.337036</text:p>
          </table:table-cell>
        </table:table-row>
        <table:table-row table:style-name="ro1">
          <table:table-cell office:value-type="float" office:value="1570.652588" calcext:value-type="float">
            <text:p>1570.652588</text:p>
          </table:table-cell>
          <table:table-cell office:value-type="float" office:value="1572.29187" calcext:value-type="float">
            <text:p>1572.29187</text:p>
          </table:table-cell>
          <table:table-cell office:value-type="float" office:value="1569.888428" calcext:value-type="float">
            <text:p>1569.888428</text:p>
          </table:table-cell>
          <table:table-cell office:value-type="float" office:value="1570.896606" calcext:value-type="float">
            <text:p>1570.896606</text:p>
          </table:table-cell>
        </table:table-row>
        <table:table-row table:style-name="ro1">
          <table:table-cell office:value-type="float" office:value="1570.439087" calcext:value-type="float">
            <text:p>1570.439087</text:p>
          </table:table-cell>
          <table:table-cell office:value-type="float" office:value="1572.960938" calcext:value-type="float">
            <text:p>1572.960938</text:p>
          </table:table-cell>
          <table:table-cell office:value-type="float" office:value="1572.317261" calcext:value-type="float">
            <text:p>1572.317261</text:p>
          </table:table-cell>
          <table:table-cell office:value-type="float" office:value="1571.337158" calcext:value-type="float">
            <text:p>1571.337158</text:p>
          </table:table-cell>
        </table:table-row>
        <table:table-row table:style-name="ro1">
          <table:table-cell office:value-type="float" office:value="1570.893555" calcext:value-type="float">
            <text:p>1570.893555</text:p>
          </table:table-cell>
          <table:table-cell office:value-type="float" office:value="1568.041138" calcext:value-type="float">
            <text:p>1568.041138</text:p>
          </table:table-cell>
          <table:table-cell office:value-type="float" office:value="1570.836182" calcext:value-type="float">
            <text:p>1570.836182</text:p>
          </table:table-cell>
          <table:table-cell office:value-type="float" office:value="1569.583374" calcext:value-type="float">
            <text:p>1569.583374</text:p>
          </table:table-cell>
        </table:table-row>
        <table:table-row table:style-name="ro1">
          <table:table-cell office:value-type="float" office:value="1569.974854" calcext:value-type="float">
            <text:p>1569.974854</text:p>
          </table:table-cell>
          <table:table-cell office:value-type="float" office:value="1573.904785" calcext:value-type="float">
            <text:p>1573.904785</text:p>
          </table:table-cell>
          <table:table-cell office:value-type="float" office:value="1570.275391" calcext:value-type="float">
            <text:p>1570.275391</text:p>
          </table:table-cell>
          <table:table-cell office:value-type="float" office:value="1570.364502" calcext:value-type="float">
            <text:p>1570.364502</text:p>
          </table:table-cell>
        </table:table-row>
        <table:table-row table:style-name="ro1">
          <table:table-cell office:value-type="float" office:value="1571.823975" calcext:value-type="float">
            <text:p>1571.823975</text:p>
          </table:table-cell>
          <table:table-cell office:value-type="float" office:value="1571.106567" calcext:value-type="float">
            <text:p>1571.106567</text:p>
          </table:table-cell>
          <table:table-cell office:value-type="float" office:value="1574.418823" calcext:value-type="float">
            <text:p>1574.418823</text:p>
          </table:table-cell>
          <table:table-cell office:value-type="float" office:value="1568.661865" calcext:value-type="float">
            <text:p>1568.661865</text:p>
          </table:table-cell>
        </table:table-row>
        <table:table-row table:style-name="ro1">
          <table:table-cell office:value-type="float" office:value="1570.35083" calcext:value-type="float">
            <text:p>1570.35083</text:p>
          </table:table-cell>
          <table:table-cell office:value-type="float" office:value="1571.229126" calcext:value-type="float">
            <text:p>1571.229126</text:p>
          </table:table-cell>
          <table:table-cell office:value-type="float" office:value="1570.962891" calcext:value-type="float">
            <text:p>1570.962891</text:p>
          </table:table-cell>
          <table:table-cell office:value-type="float" office:value="1569.220459" calcext:value-type="float">
            <text:p>1569.220459</text:p>
          </table:table-cell>
        </table:table-row>
        <table:table-row table:style-name="ro1">
          <table:table-cell office:value-type="float" office:value="1572.298828" calcext:value-type="float">
            <text:p>1572.298828</text:p>
          </table:table-cell>
          <table:table-cell office:value-type="float" office:value="1570.619263" calcext:value-type="float">
            <text:p>1570.619263</text:p>
          </table:table-cell>
          <table:table-cell office:value-type="float" office:value="1572.296265" calcext:value-type="float">
            <text:p>1572.296265</text:p>
          </table:table-cell>
          <table:table-cell office:value-type="float" office:value="1570.535156" calcext:value-type="float">
            <text:p>1570.535156</text:p>
          </table:table-cell>
        </table:table-row>
        <table:table-row table:style-name="ro1">
          <table:table-cell office:value-type="float" office:value="1574.03418" calcext:value-type="float">
            <text:p>1574.03418</text:p>
          </table:table-cell>
          <table:table-cell office:value-type="float" office:value="1571.985962" calcext:value-type="float">
            <text:p>1571.985962</text:p>
          </table:table-cell>
          <table:table-cell office:value-type="float" office:value="1572.245361" calcext:value-type="float">
            <text:p>1572.245361</text:p>
          </table:table-cell>
          <table:table-cell office:value-type="float" office:value="1571.829346" calcext:value-type="float">
            <text:p>1571.829346</text:p>
          </table:table-cell>
        </table:table-row>
        <table:table-row table:style-name="ro1">
          <table:table-cell office:value-type="float" office:value="1573.927246" calcext:value-type="float">
            <text:p>1573.927246</text:p>
          </table:table-cell>
          <table:table-cell office:value-type="float" office:value="1571.672241" calcext:value-type="float">
            <text:p>1571.672241</text:p>
          </table:table-cell>
          <table:table-cell office:value-type="float" office:value="1572.111694" calcext:value-type="float">
            <text:p>1572.111694</text:p>
          </table:table-cell>
          <table:table-cell office:value-type="float" office:value="1572.670288" calcext:value-type="float">
            <text:p>1572.670288</text:p>
          </table:table-cell>
        </table:table-row>
        <table:table-row table:style-name="ro1">
          <table:table-cell office:value-type="float" office:value="1570.342407" calcext:value-type="float">
            <text:p>1570.342407</text:p>
          </table:table-cell>
          <table:table-cell office:value-type="float" office:value="1574.825195" calcext:value-type="float">
            <text:p>1574.825195</text:p>
          </table:table-cell>
          <table:table-cell office:value-type="float" office:value="1571.851685" calcext:value-type="float">
            <text:p>1571.851685</text:p>
          </table:table-cell>
          <table:table-cell office:value-type="float" office:value="1574.791504" calcext:value-type="float">
            <text:p>1574.791504</text:p>
          </table:table-cell>
        </table:table-row>
        <table:table-row table:style-name="ro1">
          <table:table-cell office:value-type="float" office:value="1573.652222" calcext:value-type="float">
            <text:p>1573.652222</text:p>
          </table:table-cell>
          <table:table-cell office:value-type="float" office:value="1577.693237" calcext:value-type="float">
            <text:p>1577.693237</text:p>
          </table:table-cell>
          <table:table-cell office:value-type="float" office:value="1573.273682" calcext:value-type="float">
            <text:p>1573.273682</text:p>
          </table:table-cell>
          <table:table-cell office:value-type="float" office:value="1577.686279" calcext:value-type="float">
            <text:p>1577.686279</text:p>
          </table:table-cell>
        </table:table-row>
        <table:table-row table:style-name="ro1">
          <table:table-cell office:value-type="float" office:value="1570.907104" calcext:value-type="float">
            <text:p>1570.907104</text:p>
          </table:table-cell>
          <table:table-cell office:value-type="float" office:value="1572.437622" calcext:value-type="float">
            <text:p>1572.437622</text:p>
          </table:table-cell>
          <table:table-cell office:value-type="float" office:value="1568.556519" calcext:value-type="float">
            <text:p>1568.556519</text:p>
          </table:table-cell>
          <table:table-cell office:value-type="float" office:value="1573.775269" calcext:value-type="float">
            <text:p>1573.775269</text:p>
          </table:table-cell>
        </table:table-row>
        <table:table-row table:style-name="ro1">
          <table:table-cell office:value-type="float" office:value="1571.361206" calcext:value-type="float">
            <text:p>1571.361206</text:p>
          </table:table-cell>
          <table:table-cell office:value-type="float" office:value="1575.412842" calcext:value-type="float">
            <text:p>1575.412842</text:p>
          </table:table-cell>
          <table:table-cell office:value-type="float" office:value="1571.781006" calcext:value-type="float">
            <text:p>1571.781006</text:p>
          </table:table-cell>
          <table:table-cell office:value-type="float" office:value="1576.136841" calcext:value-type="float">
            <text:p>1576.136841</text:p>
          </table:table-cell>
        </table:table-row>
        <table:table-row table:style-name="ro1">
          <table:table-cell office:value-type="float" office:value="1571.315796" calcext:value-type="float">
            <text:p>1571.315796</text:p>
          </table:table-cell>
          <table:table-cell office:value-type="float" office:value="1572.937012" calcext:value-type="float">
            <text:p>1572.937012</text:p>
          </table:table-cell>
          <table:table-cell office:value-type="float" office:value="1568.744141" calcext:value-type="float">
            <text:p>1568.744141</text:p>
          </table:table-cell>
          <table:table-cell office:value-type="float" office:value="1573.252197" calcext:value-type="float">
            <text:p>1573.252197</text:p>
          </table:table-cell>
        </table:table-row>
        <table:table-row table:style-name="ro1">
          <table:table-cell office:value-type="float" office:value="1571.364624" calcext:value-type="float">
            <text:p>1571.364624</text:p>
          </table:table-cell>
          <table:table-cell office:value-type="float" office:value="1568.198242" calcext:value-type="float">
            <text:p>1568.198242</text:p>
          </table:table-cell>
          <table:table-cell office:value-type="float" office:value="1571.676636" calcext:value-type="float">
            <text:p>1571.676636</text:p>
          </table:table-cell>
          <table:table-cell office:value-type="float" office:value="1568.102539" calcext:value-type="float">
            <text:p>1568.102539</text:p>
          </table:table-cell>
        </table:table-row>
        <table:table-row table:style-name="ro1">
          <table:table-cell office:value-type="float" office:value="1572.904053" calcext:value-type="float">
            <text:p>1572.904053</text:p>
          </table:table-cell>
          <table:table-cell office:value-type="float" office:value="1570.430054" calcext:value-type="float">
            <text:p>1570.430054</text:p>
          </table:table-cell>
          <table:table-cell office:value-type="float" office:value="1573.118164" calcext:value-type="float">
            <text:p>1573.118164</text:p>
          </table:table-cell>
          <table:table-cell office:value-type="float" office:value="1568.897461" calcext:value-type="float">
            <text:p>1568.897461</text:p>
          </table:table-cell>
        </table:table-row>
        <table:table-row table:style-name="ro1">
          <table:table-cell office:value-type="float" office:value="1571.568726" calcext:value-type="float">
            <text:p>1571.568726</text:p>
          </table:table-cell>
          <table:table-cell office:value-type="float" office:value="1573.102295" calcext:value-type="float">
            <text:p>1573.102295</text:p>
          </table:table-cell>
          <table:table-cell office:value-type="float" office:value="1571.942627" calcext:value-type="float">
            <text:p>1571.942627</text:p>
          </table:table-cell>
          <table:table-cell office:value-type="float" office:value="1574.129517" calcext:value-type="float">
            <text:p>1574.129517</text:p>
          </table:table-cell>
        </table:table-row>
        <table:table-row table:style-name="ro1">
          <table:table-cell office:value-type="float" office:value="1568.486328" calcext:value-type="float">
            <text:p>1568.486328</text:p>
          </table:table-cell>
          <table:table-cell office:value-type="float" office:value="1572.224854" calcext:value-type="float">
            <text:p>1572.224854</text:p>
          </table:table-cell>
          <table:table-cell office:value-type="float" office:value="1567.922485" calcext:value-type="float">
            <text:p>1567.922485</text:p>
          </table:table-cell>
          <table:table-cell office:value-type="float" office:value="1567.179688" calcext:value-type="float">
            <text:p>1567.179688</text:p>
          </table:table-cell>
        </table:table-row>
        <table:table-row table:style-name="ro1">
          <table:table-cell office:value-type="float" office:value="1569.939087" calcext:value-type="float">
            <text:p>1569.939087</text:p>
          </table:table-cell>
          <table:table-cell office:value-type="float" office:value="1566.615234" calcext:value-type="float">
            <text:p>1566.615234</text:p>
          </table:table-cell>
          <table:table-cell office:value-type="float" office:value="1566.785156" calcext:value-type="float">
            <text:p>1566.785156</text:p>
          </table:table-cell>
          <table:table-cell office:value-type="float" office:value="1574.468994" calcext:value-type="float">
            <text:p>1574.468994</text:p>
          </table:table-cell>
        </table:table-row>
        <table:table-row table:style-name="ro1">
          <table:table-cell office:value-type="float" office:value="1569.545654" calcext:value-type="float">
            <text:p>1569.545654</text:p>
          </table:table-cell>
          <table:table-cell office:value-type="float" office:value="1569.030151" calcext:value-type="float">
            <text:p>1569.030151</text:p>
          </table:table-cell>
          <table:table-cell office:value-type="float" office:value="1570.325073" calcext:value-type="float">
            <text:p>1570.325073</text:p>
          </table:table-cell>
          <table:table-cell office:value-type="float" office:value="1565.771118" calcext:value-type="float">
            <text:p>1565.771118</text:p>
          </table:table-cell>
        </table:table-row>
        <table:table-row table:style-name="ro1">
          <table:table-cell office:value-type="float" office:value="1572.193237" calcext:value-type="float">
            <text:p>1572.193237</text:p>
          </table:table-cell>
          <table:table-cell office:value-type="float" office:value="1576.334961" calcext:value-type="float">
            <text:p>1576.334961</text:p>
          </table:table-cell>
          <table:table-cell office:value-type="float" office:value="1571.130859" calcext:value-type="float">
            <text:p>1571.130859</text:p>
          </table:table-cell>
          <table:table-cell office:value-type="float" office:value="1572.619507" calcext:value-type="float">
            <text:p>1572.619507</text:p>
          </table:table-cell>
        </table:table-row>
        <table:table-row table:style-name="ro1">
          <table:table-cell office:value-type="float" office:value="1569.898682" calcext:value-type="float">
            <text:p>1569.898682</text:p>
          </table:table-cell>
          <table:table-cell office:value-type="float" office:value="1569.276733" calcext:value-type="float">
            <text:p>1569.276733</text:p>
          </table:table-cell>
          <table:table-cell office:value-type="float" office:value="1570.11145" calcext:value-type="float">
            <text:p>1570.11145</text:p>
          </table:table-cell>
          <table:table-cell office:value-type="float" office:value="1568.84375" calcext:value-type="float">
            <text:p>1568.84375</text:p>
          </table:table-cell>
        </table:table-row>
        <table:table-row table:style-name="ro1">
          <table:table-cell office:value-type="float" office:value="1570.363892" calcext:value-type="float">
            <text:p>1570.363892</text:p>
          </table:table-cell>
          <table:table-cell office:value-type="float" office:value="1570.282104" calcext:value-type="float">
            <text:p>1570.282104</text:p>
          </table:table-cell>
          <table:table-cell office:value-type="float" office:value="1568.831299" calcext:value-type="float">
            <text:p>1568.831299</text:p>
          </table:table-cell>
          <table:table-cell office:value-type="float" office:value="1571.528442" calcext:value-type="float">
            <text:p>1571.528442</text:p>
          </table:table-cell>
        </table:table-row>
        <table:table-row table:style-name="ro1">
          <table:table-cell office:value-type="float" office:value="1571.893066" calcext:value-type="float">
            <text:p>1571.893066</text:p>
          </table:table-cell>
          <table:table-cell office:value-type="float" office:value="1571.982056" calcext:value-type="float">
            <text:p>1571.982056</text:p>
          </table:table-cell>
          <table:table-cell office:value-type="float" office:value="1575.437988" calcext:value-type="float">
            <text:p>1575.437988</text:p>
          </table:table-cell>
          <table:table-cell office:value-type="float" office:value="1569.7229" calcext:value-type="float">
            <text:p>1569.7229</text:p>
          </table:table-cell>
        </table:table-row>
        <table:table-row table:style-name="ro1">
          <table:table-cell office:value-type="float" office:value="1571.616577" calcext:value-type="float">
            <text:p>1571.616577</text:p>
          </table:table-cell>
          <table:table-cell office:value-type="float" office:value="1571.293335" calcext:value-type="float">
            <text:p>1571.293335</text:p>
          </table:table-cell>
          <table:table-cell office:value-type="float" office:value="1573.017456" calcext:value-type="float">
            <text:p>1573.017456</text:p>
          </table:table-cell>
          <table:table-cell office:value-type="float" office:value="1571.122437" calcext:value-type="float">
            <text:p>1571.122437</text:p>
          </table:table-cell>
        </table:table-row>
        <table:table-row table:style-name="ro1">
          <table:table-cell office:value-type="float" office:value="1570.672363" calcext:value-type="float">
            <text:p>1570.672363</text:p>
          </table:table-cell>
          <table:table-cell office:value-type="float" office:value="1575.090454" calcext:value-type="float">
            <text:p>1575.090454</text:p>
          </table:table-cell>
          <table:table-cell office:value-type="float" office:value="1574.566528" calcext:value-type="float">
            <text:p>1574.566528</text:p>
          </table:table-cell>
          <table:table-cell office:value-type="float" office:value="1570.751343" calcext:value-type="float">
            <text:p>1570.751343</text:p>
          </table:table-cell>
        </table:table-row>
        <table:table-row table:style-name="ro1">
          <table:table-cell office:value-type="float" office:value="1576.902954" calcext:value-type="float">
            <text:p>1576.902954</text:p>
          </table:table-cell>
          <table:table-cell office:value-type="float" office:value="1571.960205" calcext:value-type="float">
            <text:p>1571.960205</text:p>
          </table:table-cell>
          <table:table-cell office:value-type="float" office:value="1576.644775" calcext:value-type="float">
            <text:p>1576.644775</text:p>
          </table:table-cell>
          <table:table-cell office:value-type="float" office:value="1573.24353" calcext:value-type="float">
            <text:p>1573.24353</text:p>
          </table:table-cell>
        </table:table-row>
        <table:table-row table:style-name="ro1">
          <table:table-cell office:value-type="float" office:value="1578.914551" calcext:value-type="float">
            <text:p>1578.914551</text:p>
          </table:table-cell>
          <table:table-cell office:value-type="float" office:value="1573.916504" calcext:value-type="float">
            <text:p>1573.916504</text:p>
          </table:table-cell>
          <table:table-cell office:value-type="float" office:value="1581.317139" calcext:value-type="float">
            <text:p>1581.317139</text:p>
          </table:table-cell>
          <table:table-cell office:value-type="float" office:value="1571.424072" calcext:value-type="float">
            <text:p>1571.424072</text:p>
          </table:table-cell>
        </table:table-row>
        <table:table-row table:style-name="ro1">
          <table:table-cell office:value-type="float" office:value="1568.416748" calcext:value-type="float">
            <text:p>1568.416748</text:p>
          </table:table-cell>
          <table:table-cell office:value-type="float" office:value="1575.286987" calcext:value-type="float">
            <text:p>1575.286987</text:p>
          </table:table-cell>
          <table:table-cell office:value-type="float" office:value="1569.852539" calcext:value-type="float">
            <text:p>1569.852539</text:p>
          </table:table-cell>
          <table:table-cell office:value-type="float" office:value="1573.615234" calcext:value-type="float">
            <text:p>1573.615234</text:p>
          </table:table-cell>
        </table:table-row>
        <table:table-row table:style-name="ro1">
          <table:table-cell office:value-type="float" office:value="1575.177124" calcext:value-type="float">
            <text:p>1575.177124</text:p>
          </table:table-cell>
          <table:table-cell office:value-type="float" office:value="1573.555786" calcext:value-type="float">
            <text:p>1573.555786</text:p>
          </table:table-cell>
          <table:table-cell office:value-type="float" office:value="1577.349121" calcext:value-type="float">
            <text:p>1577.349121</text:p>
          </table:table-cell>
          <table:table-cell office:value-type="float" office:value="1569.602783" calcext:value-type="float">
            <text:p>1569.602783</text:p>
          </table:table-cell>
        </table:table-row>
        <table:table-row table:style-name="ro1">
          <table:table-cell office:value-type="float" office:value="1571.205688" calcext:value-type="float">
            <text:p>1571.205688</text:p>
          </table:table-cell>
          <table:table-cell office:value-type="float" office:value="1570.194336" calcext:value-type="float">
            <text:p>1570.194336</text:p>
          </table:table-cell>
          <table:table-cell office:value-type="float" office:value="1570.997925" calcext:value-type="float">
            <text:p>1570.997925</text:p>
          </table:table-cell>
          <table:table-cell office:value-type="float" office:value="1571.204834" calcext:value-type="float">
            <text:p>1571.204834</text:p>
          </table:table-cell>
        </table:table-row>
        <table:table-row table:style-name="ro1">
          <table:table-cell office:value-type="float" office:value="1570.921143" calcext:value-type="float">
            <text:p>1570.921143</text:p>
          </table:table-cell>
          <table:table-cell office:value-type="float" office:value="1574.605103" calcext:value-type="float">
            <text:p>1574.605103</text:p>
          </table:table-cell>
          <table:table-cell office:value-type="float" office:value="1573.047729" calcext:value-type="float">
            <text:p>1573.047729</text:p>
          </table:table-cell>
          <table:table-cell office:value-type="float" office:value="1570.491211" calcext:value-type="float">
            <text:p>1570.491211</text:p>
          </table:table-cell>
        </table:table-row>
        <table:table-row table:style-name="ro1">
          <table:table-cell office:value-type="float" office:value="1574.811279" calcext:value-type="float">
            <text:p>1574.811279</text:p>
          </table:table-cell>
          <table:table-cell office:value-type="float" office:value="1575.03186" calcext:value-type="float">
            <text:p>1575.03186</text:p>
          </table:table-cell>
          <table:table-cell office:value-type="float" office:value="1577.91687" calcext:value-type="float">
            <text:p>1577.91687</text:p>
          </table:table-cell>
          <table:table-cell office:value-type="float" office:value="1574.828369" calcext:value-type="float">
            <text:p>1574.828369</text:p>
          </table:table-cell>
        </table:table-row>
        <table:table-row table:style-name="ro1">
          <table:table-cell office:value-type="float" office:value="1569.026978" calcext:value-type="float">
            <text:p>1569.026978</text:p>
          </table:table-cell>
          <table:table-cell office:value-type="float" office:value="1569.841064" calcext:value-type="float">
            <text:p>1569.841064</text:p>
          </table:table-cell>
          <table:table-cell office:value-type="float" office:value="1568.739258" calcext:value-type="float">
            <text:p>1568.739258</text:p>
          </table:table-cell>
          <table:table-cell office:value-type="float" office:value="1570.162842" calcext:value-type="float">
            <text:p>1570.162842</text:p>
          </table:table-cell>
        </table:table-row>
        <table:table-row table:style-name="ro1">
          <table:table-cell office:value-type="float" office:value="1575.043701" calcext:value-type="float">
            <text:p>1575.043701</text:p>
          </table:table-cell>
          <table:table-cell office:value-type="float" office:value="1572.203613" calcext:value-type="float">
            <text:p>1572.203613</text:p>
          </table:table-cell>
          <table:table-cell office:value-type="float" office:value="1573.381836" calcext:value-type="float">
            <text:p>1573.381836</text:p>
          </table:table-cell>
          <table:table-cell office:value-type="float" office:value="1571.026733" calcext:value-type="float">
            <text:p>1571.026733</text:p>
          </table:table-cell>
        </table:table-row>
        <table:table-row table:style-name="ro1">
          <table:table-cell office:value-type="float" office:value="1571.073853" calcext:value-type="float">
            <text:p>1571.073853</text:p>
          </table:table-cell>
          <table:table-cell office:value-type="float" office:value="1571.470093" calcext:value-type="float">
            <text:p>1571.470093</text:p>
          </table:table-cell>
          <table:table-cell office:value-type="float" office:value="1573.358521" calcext:value-type="float">
            <text:p>1573.358521</text:p>
          </table:table-cell>
          <table:table-cell office:value-type="float" office:value="1567.732178" calcext:value-type="float">
            <text:p>1567.732178</text:p>
          </table:table-cell>
        </table:table-row>
        <table:table-row table:style-name="ro1">
          <table:table-cell office:value-type="float" office:value="1569.219727" calcext:value-type="float">
            <text:p>1569.219727</text:p>
          </table:table-cell>
          <table:table-cell office:value-type="float" office:value="1571.535278" calcext:value-type="float">
            <text:p>1571.535278</text:p>
          </table:table-cell>
          <table:table-cell office:value-type="float" office:value="1570.942261" calcext:value-type="float">
            <text:p>1570.942261</text:p>
          </table:table-cell>
          <table:table-cell office:value-type="float" office:value="1569.831421" calcext:value-type="float">
            <text:p>1569.831421</text:p>
          </table:table-cell>
        </table:table-row>
        <table:table-row table:style-name="ro1">
          <table:table-cell office:value-type="float" office:value="1570.999634" calcext:value-type="float">
            <text:p>1570.999634</text:p>
          </table:table-cell>
          <table:table-cell office:value-type="float" office:value="1571.79895" calcext:value-type="float">
            <text:p>1571.79895</text:p>
          </table:table-cell>
          <table:table-cell office:value-type="float" office:value="1571.741455" calcext:value-type="float">
            <text:p>1571.741455</text:p>
          </table:table-cell>
          <table:table-cell office:value-type="float" office:value="1573.667236" calcext:value-type="float">
            <text:p>1573.667236</text:p>
          </table:table-cell>
        </table:table-row>
        <table:table-row table:style-name="ro1">
          <table:table-cell office:value-type="float" office:value="1570.035156" calcext:value-type="float">
            <text:p>1570.035156</text:p>
          </table:table-cell>
          <table:table-cell office:value-type="float" office:value="1569.120361" calcext:value-type="float">
            <text:p>1569.120361</text:p>
          </table:table-cell>
          <table:table-cell office:value-type="float" office:value="1569.315796" calcext:value-type="float">
            <text:p>1569.315796</text:p>
          </table:table-cell>
          <table:table-cell office:value-type="float" office:value="1568.348999" calcext:value-type="float">
            <text:p>1568.348999</text:p>
          </table:table-cell>
        </table:table-row>
        <table:table-row table:style-name="ro1">
          <table:table-cell office:value-type="float" office:value="1575.916626" calcext:value-type="float">
            <text:p>1575.916626</text:p>
          </table:table-cell>
          <table:table-cell office:value-type="float" office:value="1577.0802" calcext:value-type="float">
            <text:p>1577.0802</text:p>
          </table:table-cell>
          <table:table-cell office:value-type="float" office:value="1577.52124" calcext:value-type="float">
            <text:p>1577.52124</text:p>
          </table:table-cell>
          <table:table-cell office:value-type="float" office:value="1575.939331" calcext:value-type="float">
            <text:p>1575.939331</text:p>
          </table:table-cell>
        </table:table-row>
        <table:table-row table:style-name="ro1">
          <table:table-cell office:value-type="float" office:value="1572.392578" calcext:value-type="float">
            <text:p>1572.392578</text:p>
          </table:table-cell>
          <table:table-cell office:value-type="float" office:value="1571.922729" calcext:value-type="float">
            <text:p>1571.922729</text:p>
          </table:table-cell>
          <table:table-cell office:value-type="float" office:value="1572.685791" calcext:value-type="float">
            <text:p>1572.685791</text:p>
          </table:table-cell>
          <table:table-cell office:value-type="float" office:value="1573.709106" calcext:value-type="float">
            <text:p>1573.709106</text:p>
          </table:table-cell>
        </table:table-row>
        <table:table-row table:style-name="ro1">
          <table:table-cell office:value-type="float" office:value="1571.852295" calcext:value-type="float">
            <text:p>1571.852295</text:p>
          </table:table-cell>
          <table:table-cell office:value-type="float" office:value="1575.301636" calcext:value-type="float">
            <text:p>1575.301636</text:p>
          </table:table-cell>
          <table:table-cell office:value-type="float" office:value="1572.865234" calcext:value-type="float">
            <text:p>1572.865234</text:p>
          </table:table-cell>
          <table:table-cell office:value-type="float" office:value="1575.448242" calcext:value-type="float">
            <text:p>1575.448242</text:p>
          </table:table-cell>
        </table:table-row>
        <table:table-row table:style-name="ro1">
          <table:table-cell office:value-type="float" office:value="1574.639404" calcext:value-type="float">
            <text:p>1574.639404</text:p>
          </table:table-cell>
          <table:table-cell office:value-type="float" office:value="1573.094849" calcext:value-type="float">
            <text:p>1573.094849</text:p>
          </table:table-cell>
          <table:table-cell office:value-type="float" office:value="1574.063232" calcext:value-type="float">
            <text:p>1574.063232</text:p>
          </table:table-cell>
          <table:table-cell office:value-type="float" office:value="1573.440918" calcext:value-type="float">
            <text:p>1573.440918</text:p>
          </table:table-cell>
        </table:table-row>
        <table:table-row table:style-name="ro1">
          <table:table-cell office:value-type="float" office:value="1568.559814" calcext:value-type="float">
            <text:p>1568.559814</text:p>
          </table:table-cell>
          <table:table-cell office:value-type="float" office:value="1573.13562" calcext:value-type="float">
            <text:p>1573.13562</text:p>
          </table:table-cell>
          <table:table-cell office:value-type="float" office:value="1569.032349" calcext:value-type="float">
            <text:p>1569.032349</text:p>
          </table:table-cell>
          <table:table-cell office:value-type="float" office:value="1572.946533" calcext:value-type="float">
            <text:p>1572.946533</text:p>
          </table:table-cell>
        </table:table-row>
        <table:table-row table:style-name="ro1">
          <table:table-cell office:value-type="float" office:value="1573.117676" calcext:value-type="float">
            <text:p>1573.117676</text:p>
          </table:table-cell>
          <table:table-cell office:value-type="float" office:value="1572.127197" calcext:value-type="float">
            <text:p>1572.127197</text:p>
          </table:table-cell>
          <table:table-cell office:value-type="float" office:value="1573.205444" calcext:value-type="float">
            <text:p>1573.205444</text:p>
          </table:table-cell>
          <table:table-cell office:value-type="float" office:value="1573.178711" calcext:value-type="float">
            <text:p>1573.178711</text:p>
          </table:table-cell>
        </table:table-row>
        <table:table-row table:style-name="ro1">
          <table:table-cell office:value-type="float" office:value="1203.669434" calcext:value-type="float">
            <text:p>1203.669434</text:p>
          </table:table-cell>
          <table:table-cell office:value-type="float" office:value="1146.451782" calcext:value-type="float">
            <text:p>1146.451782</text:p>
          </table:table-cell>
          <table:table-cell office:value-type="float" office:value="1163.910889" calcext:value-type="float">
            <text:p>1163.910889</text:p>
          </table:table-cell>
          <table:table-cell office:value-type="float" office:value="1185.636353" calcext:value-type="float">
            <text:p>1185.636353</text:p>
          </table:table-cell>
        </table:table-row>
        <table:table-row table:style-name="ro1">
          <table:table-cell office:value-type="float" office:value="1146.65918" calcext:value-type="float">
            <text:p>1146.65918</text:p>
          </table:table-cell>
          <table:table-cell office:value-type="float" office:value="1056.664917" calcext:value-type="float">
            <text:p>1056.664917</text:p>
          </table:table-cell>
          <table:table-cell office:value-type="float" office:value="1077.242432" calcext:value-type="float">
            <text:p>1077.242432</text:p>
          </table:table-cell>
          <table:table-cell office:value-type="float" office:value="1120.006226" calcext:value-type="float">
            <text:p>1120.006226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6:34:53.614274542</meta:creation-date>
    <dc:date>2019-07-30T17:10:51.203294686</dc:date>
    <meta:editing-duration>PT25M47S</meta:editing-duration>
    <meta:editing-cycles>2</meta:editing-cycles>
    <meta:generator>LibreOffice/6.0.7.3$Linux_X86_64 LibreOffice_project/00m0$Build-3</meta:generator>
    <meta:document-statistic meta:table-count="1" meta:cell-count="7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9.974cm" svg:height="19.869cm" xlink:href=".." xlink:type="simple" chart:class="chart:line" chart:style-name="ch1">
        <chart:title svg:x="23.091cm" svg:y="0.533cm" chart:style-name="ch2">
          <text:p>Flip Motor Thrusts</text:p>
        </chart:title>
        <chart:legend chart:legend-position="end" svg:x="47.466cm" svg:y="8.888cm" style:legend-expansion="high" chart:style-name="ch3"/>
        <chart:plot-area chart:style-name="ch4" table:cell-range-address="Sheet1.A1:Sheet1.D195" chart:data-source-has-labels="row" svg:x="2.01cm" svg:y="1.709cm" svg:width="44.457cm" svg:height="16.782cm">
          <chartooo:coordinate-region svg:x="3.002cm" svg:y="1.83cm" svg:width="43.465cm" svg:height="15.658cm"/>
          <chart:axis chart:dimension="x" chart:name="primary-x" chart:style-name="ch5">
            <chart:title svg:x="23.824cm" svg:y="18.888cm" chart:style-name="ch6">
              <text:p>Time</text:p>
            </chart:title>
          </chart:axis>
          <chart:axis chart:dimension="y" chart:name="primary-y" chart:style-name="ch7">
            <chart:title svg:x="0.451cm" svg:y="10.607cm" chart:style-name="ch8">
              <text:p>Thrust</text:p>
            </chart:title>
            <chart:grid chart:style-name="ch9" chart:class="major"/>
          </chart:axis>
          <chart:series chart:style-name="ch10" chart:values-cell-range-address="Sheet1.A2:Sheet1.A195" chart:label-cell-address="Sheet1.A1:Sheet1.A1" chart:class="chart:line">
            <chart:data-point chart:repeated="194"/>
          </chart:series>
          <chart:series chart:style-name="ch11" chart:values-cell-range-address="Sheet1.B2:Sheet1.B195" chart:label-cell-address="Sheet1.B1:Sheet1.B1" chart:class="chart:line">
            <chart:data-point chart:repeated="194"/>
          </chart:series>
          <chart:series chart:style-name="ch12" chart:values-cell-range-address="Sheet1.C2:Sheet1.C195" chart:label-cell-address="Sheet1.C1:Sheet1.C1" chart:class="chart:line">
            <chart:data-point chart:repeated="194"/>
          </chart:series>
          <chart:series chart:style-name="ch13" chart:values-cell-range-address="Sheet1.D2:Sheet1.D195" chart:label-cell-address="Sheet1.D1:Sheet1.D1" chart:class="chart:line">
            <chart:data-point chart:repeated="19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A1:Sheet1.A1</svg:desc>
                </draw:g>
              </table:table-cell>
              <table:table-cell office:value-type="string">
                <text:p>Motor 2</text:p>
                <draw:g>
                  <svg:desc>Sheet1.B1:Sheet1.B1</svg:desc>
                </draw:g>
              </table:table-cell>
              <table:table-cell office:value-type="string">
                <text:p>Motor 3</text:p>
                <draw:g>
                  <svg:desc>Sheet1.C1:Sheet1.C1</svg:desc>
                </draw:g>
              </table:table-cell>
              <table:table-cell office:value-type="string">
                <text:p>Motor 4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Sheet1.A2:Sheet1.A195</svg:desc>
                </draw:g>
              </table:table-cell>
              <table:table-cell office:value-type="float" office:value="900">
                <text:p>900</text:p>
                <draw:g>
                  <svg:desc>Sheet1.B2:Sheet1.B195</svg:desc>
                </draw:g>
              </table:table-cell>
              <table:table-cell office:value-type="float" office:value="900">
                <text:p>900</text:p>
                <draw:g>
                  <svg:desc>Sheet1.C2:Sheet1.C195</svg:desc>
                </draw:g>
              </table:table-cell>
              <table:table-cell office:value-type="float" office:value="900">
                <text:p>900</text:p>
                <draw:g>
                  <svg:desc>Sheet1.D2:Sheet1.D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.123657">
                <text:p>1125.123657</text:p>
              </table:table-cell>
              <table:table-cell office:value-type="float" office:value="1076.72644">
                <text:p>1076.72644</text:p>
              </table:table-cell>
              <table:table-cell office:value-type="float" office:value="1121.310913">
                <text:p>1121.310913</text:p>
              </table:table-cell>
              <table:table-cell office:value-type="float" office:value="1076.874268">
                <text:p>1076.874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8.521973">
                <text:p>1258.521973</text:p>
              </table:table-cell>
              <table:table-cell office:value-type="float" office:value="1144.967407">
                <text:p>1144.967407</text:p>
              </table:table-cell>
              <table:table-cell office:value-type="float" office:value="1207.50647">
                <text:p>1207.50647</text:p>
              </table:table-cell>
              <table:table-cell office:value-type="float" office:value="1197.322388">
                <text:p>1197.32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9.661865">
                <text:p>1399.661865</text:p>
              </table:table-cell>
              <table:table-cell office:value-type="float" office:value="1292.948975">
                <text:p>1292.948975</text:p>
              </table:table-cell>
              <table:table-cell office:value-type="float" office:value="1366.723267">
                <text:p>1366.723267</text:p>
              </table:table-cell>
              <table:table-cell office:value-type="float" office:value="1328.723145">
                <text:p>1328.723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0.510376">
                <text:p>1540.510376</text:p>
              </table:table-cell>
              <table:table-cell office:value-type="float" office:value="1428.699707">
                <text:p>1428.699707</text:p>
              </table:table-cell>
              <table:table-cell office:value-type="float" office:value="1509.363647">
                <text:p>1509.363647</text:p>
              </table:table-cell>
              <table:table-cell office:value-type="float" office:value="1458.329224">
                <text:p>1458.329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7.628784">
                <text:p>1597.628784</text:p>
              </table:table-cell>
              <table:table-cell office:value-type="float" office:value="1617.05896">
                <text:p>1617.05896</text:p>
              </table:table-cell>
              <table:table-cell office:value-type="float" office:value="1602.667358">
                <text:p>1602.667358</text:p>
              </table:table-cell>
              <table:table-cell office:value-type="float" office:value="1609.572632">
                <text:p>1609.572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0.7052">
                <text:p>1610.7052</text:p>
              </table:table-cell>
              <table:table-cell office:value-type="float" office:value="1616.88855">
                <text:p>1616.88855</text:p>
              </table:table-cell>
              <table:table-cell office:value-type="float" office:value="1610.835571">
                <text:p>1610.835571</text:p>
              </table:table-cell>
              <table:table-cell office:value-type="float" office:value="1616.41626">
                <text:p>1616.41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6.420532">
                <text:p>1616.420532</text:p>
              </table:table-cell>
              <table:table-cell office:value-type="float" office:value="1616.138916">
                <text:p>1616.138916</text:p>
              </table:table-cell>
              <table:table-cell office:value-type="float" office:value="1616.032471">
                <text:p>1616.032471</text:p>
              </table:table-cell>
              <table:table-cell office:value-type="float" office:value="1617.883545">
                <text:p>1617.883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9.200562">
                <text:p>1609.200562</text:p>
              </table:table-cell>
              <table:table-cell office:value-type="float" office:value="1609.129395">
                <text:p>1609.129395</text:p>
              </table:table-cell>
              <table:table-cell office:value-type="float" office:value="1611.43103">
                <text:p>1611.43103</text:p>
              </table:table-cell>
              <table:table-cell office:value-type="float" office:value="1607.276001">
                <text:p>1607.276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6.604004">
                <text:p>1556.604004</text:p>
              </table:table-cell>
              <table:table-cell office:value-type="float" office:value="1548.147095">
                <text:p>1548.147095</text:p>
              </table:table-cell>
              <table:table-cell office:value-type="float" office:value="1554.892334">
                <text:p>1554.892334</text:p>
              </table:table-cell>
              <table:table-cell office:value-type="float" office:value="1550.049683">
                <text:p>1550.049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7.744141">
                <text:p>1557.744141</text:p>
              </table:table-cell>
              <table:table-cell office:value-type="float" office:value="1554.500488">
                <text:p>1554.500488</text:p>
              </table:table-cell>
              <table:table-cell office:value-type="float" office:value="1556.758789">
                <text:p>1556.758789</text:p>
              </table:table-cell>
              <table:table-cell office:value-type="float" office:value="1557.717285">
                <text:p>1557.717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1.571045">
                <text:p>1561.571045</text:p>
              </table:table-cell>
              <table:table-cell office:value-type="float" office:value="1562.468384">
                <text:p>1562.468384</text:p>
              </table:table-cell>
              <table:table-cell office:value-type="float" office:value="1561.206299">
                <text:p>1561.206299</text:p>
              </table:table-cell>
              <table:table-cell office:value-type="float" office:value="1561.319946">
                <text:p>1561.319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0.734497">
                <text:p>1560.734497</text:p>
              </table:table-cell>
              <table:table-cell office:value-type="float" office:value="1559.756104">
                <text:p>1559.756104</text:p>
              </table:table-cell>
              <table:table-cell office:value-type="float" office:value="1561.020508">
                <text:p>1561.020508</text:p>
              </table:table-cell>
              <table:table-cell office:value-type="float" office:value="1556.597656">
                <text:p>1556.597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3.750854">
                <text:p>1563.750854</text:p>
              </table:table-cell>
              <table:table-cell office:value-type="float" office:value="1560.492554">
                <text:p>1560.492554</text:p>
              </table:table-cell>
              <table:table-cell office:value-type="float" office:value="1563.620361">
                <text:p>1563.620361</text:p>
              </table:table-cell>
              <table:table-cell office:value-type="float" office:value="1562.101929">
                <text:p>1562.101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3.135742">
                <text:p>1563.135742</text:p>
              </table:table-cell>
              <table:table-cell office:value-type="float" office:value="1560.634521">
                <text:p>1560.634521</text:p>
              </table:table-cell>
              <table:table-cell office:value-type="float" office:value="1563.414673">
                <text:p>1563.414673</text:p>
              </table:table-cell>
              <table:table-cell office:value-type="float" office:value="1561.581421">
                <text:p>1561.581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2.685547">
                <text:p>1562.685547</text:p>
              </table:table-cell>
              <table:table-cell office:value-type="float" office:value="1561.48999">
                <text:p>1561.48999</text:p>
              </table:table-cell>
              <table:table-cell office:value-type="float" office:value="1563.013184">
                <text:p>1563.013184</text:p>
              </table:table-cell>
              <table:table-cell office:value-type="float" office:value="1561.152222">
                <text:p>1561.152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62.392944">
                <text:p>1562.392944</text:p>
              </table:table-cell>
              <table:table-cell office:value-type="float" office:value="1559.841919">
                <text:p>1559.841919</text:p>
              </table:table-cell>
              <table:table-cell office:value-type="float" office:value="1563.350464">
                <text:p>1563.350464</text:p>
              </table:table-cell>
              <table:table-cell office:value-type="float" office:value="1560.07959">
                <text:p>1560.07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1.940308">
                <text:p>1561.940308</text:p>
              </table:table-cell>
              <table:table-cell office:value-type="float" office:value="1564.747437">
                <text:p>1564.747437</text:p>
              </table:table-cell>
              <table:table-cell office:value-type="float" office:value="1561.256348">
                <text:p>1561.256348</text:p>
              </table:table-cell>
              <table:table-cell office:value-type="float" office:value="1564.956299">
                <text:p>1564.956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2.045532">
                <text:p>1562.045532</text:p>
              </table:table-cell>
              <table:table-cell office:value-type="float" office:value="1563.954102">
                <text:p>1563.954102</text:p>
              </table:table-cell>
              <table:table-cell office:value-type="float" office:value="1564.546997">
                <text:p>1564.546997</text:p>
              </table:table-cell>
              <table:table-cell office:value-type="float" office:value="1560.729858">
                <text:p>1560.729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0.285522">
                <text:p>1560.285522</text:p>
              </table:table-cell>
              <table:table-cell office:value-type="float" office:value="1562.359497">
                <text:p>1562.359497</text:p>
              </table:table-cell>
              <table:table-cell office:value-type="float" office:value="1563.987793">
                <text:p>1563.987793</text:p>
              </table:table-cell>
              <table:table-cell office:value-type="float" office:value="1561.372314">
                <text:p>1561.372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4.327271">
                <text:p>1564.327271</text:p>
              </table:table-cell>
              <table:table-cell office:value-type="float" office:value="1564.859375">
                <text:p>1564.859375</text:p>
              </table:table-cell>
              <table:table-cell office:value-type="float" office:value="1560.660156">
                <text:p>1560.660156</text:p>
              </table:table-cell>
              <table:table-cell office:value-type="float" office:value="1564.189575">
                <text:p>1564.189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1994.195679">
                <text:p>1994.195679</text:p>
              </table:table-cell>
              <table:table-cell office:value-type="float" office:value="1652.544189">
                <text:p>1652.544189</text:p>
              </table:table-cell>
              <table:table-cell office:value-type="float" office:value="1649.651611">
                <text:p>1649.651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1998.671143">
                <text:p>1998.671143</text:p>
              </table:table-cell>
              <table:table-cell office:value-type="float" office:value="1391.121826">
                <text:p>1391.121826</text:p>
              </table:table-cell>
              <table:table-cell office:value-type="float" office:value="1318.606934">
                <text:p>1318.606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0.278931">
                <text:p>1690.278931</text:p>
              </table:table-cell>
              <table:table-cell office:value-type="float" office:value="1732.668701">
                <text:p>1732.668701</text:p>
              </table:table-cell>
              <table:table-cell office:value-type="float" office:value="1408.884766">
                <text:p>1408.884766</text:p>
              </table:table-cell>
              <table:table-cell office:value-type="float" office:value="1408.765137">
                <text:p>1408.765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5.560669">
                <text:p>1735.560669</text:p>
              </table:table-cell>
              <table:table-cell office:value-type="float" office:value="1754.563232">
                <text:p>1754.563232</text:p>
              </table:table-cell>
              <table:table-cell office:value-type="float" office:value="1452.825317">
                <text:p>1452.825317</text:p>
              </table:table-cell>
              <table:table-cell office:value-type="float" office:value="1432.218506">
                <text:p>1432.218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3.946655">
                <text:p>1593.946655</text:p>
              </table:table-cell>
              <table:table-cell office:value-type="float" office:value="1604.102173">
                <text:p>1604.102173</text:p>
              </table:table-cell>
              <table:table-cell office:value-type="float" office:value="1609.192993">
                <text:p>1609.192993</text:p>
              </table:table-cell>
              <table:table-cell office:value-type="float" office:value="1611.583252">
                <text:p>1611.583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6.296753">
                <text:p>1586.296753</text:p>
              </table:table-cell>
              <table:table-cell office:value-type="float" office:value="1590.788818">
                <text:p>1590.788818</text:p>
              </table:table-cell>
              <table:table-cell office:value-type="float" office:value="1622.12793">
                <text:p>1622.12793</text:p>
              </table:table-cell>
              <table:table-cell office:value-type="float" office:value="1626.256104">
                <text:p>1626.256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6.943237">
                <text:p>1596.943237</text:p>
              </table:table-cell>
              <table:table-cell office:value-type="float" office:value="1595.646606">
                <text:p>1595.646606</text:p>
              </table:table-cell>
              <table:table-cell office:value-type="float" office:value="1614.014526">
                <text:p>1614.014526</text:p>
              </table:table-cell>
              <table:table-cell office:value-type="float" office:value="1614.784058">
                <text:p>1614.7840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9.608765">
                <text:p>1599.608765</text:p>
              </table:table-cell>
              <table:table-cell office:value-type="float" office:value="1597.026855">
                <text:p>1597.026855</text:p>
              </table:table-cell>
              <table:table-cell office:value-type="float" office:value="1608.535645">
                <text:p>1608.535645</text:p>
              </table:table-cell>
              <table:table-cell office:value-type="float" office:value="1613.317261">
                <text:p>1613.317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2.46106">
                <text:p>1602.46106</text:p>
              </table:table-cell>
              <table:table-cell office:value-type="float" office:value="1601.576416">
                <text:p>1601.576416</text:p>
              </table:table-cell>
              <table:table-cell office:value-type="float" office:value="1610.865479">
                <text:p>1610.865479</text:p>
              </table:table-cell>
              <table:table-cell office:value-type="float" office:value="1616.229248">
                <text:p>1616.229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4.095703">
                <text:p>1604.095703</text:p>
              </table:table-cell>
              <table:table-cell office:value-type="float" office:value="1603.993164">
                <text:p>1603.993164</text:p>
              </table:table-cell>
              <table:table-cell office:value-type="float" office:value="1611.13916">
                <text:p>1611.13916</text:p>
              </table:table-cell>
              <table:table-cell office:value-type="float" office:value="1610.69519">
                <text:p>1610.69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0.97229">
                <text:p>1600.97229</text:p>
              </table:table-cell>
              <table:table-cell office:value-type="float" office:value="1606.713501">
                <text:p>1606.713501</text:p>
              </table:table-cell>
              <table:table-cell office:value-type="float" office:value="1606.144653">
                <text:p>1606.144653</text:p>
              </table:table-cell>
              <table:table-cell office:value-type="float" office:value="1612.608154">
                <text:p>1612.608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0.774902">
                <text:p>1600.774902</text:p>
              </table:table-cell>
              <table:table-cell office:value-type="float" office:value="1607.733032">
                <text:p>1607.733032</text:p>
              </table:table-cell>
              <table:table-cell office:value-type="float" office:value="1605.0625">
                <text:p>1605.0625</text:p>
              </table:table-cell>
              <table:table-cell office:value-type="float" office:value="1611.392822">
                <text:p>1611.392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5.897705">
                <text:p>1605.897705</text:p>
              </table:table-cell>
              <table:table-cell office:value-type="float" office:value="1606.918091">
                <text:p>1606.918091</text:p>
              </table:table-cell>
              <table:table-cell office:value-type="float" office:value="1605.196167">
                <text:p>1605.196167</text:p>
              </table:table-cell>
              <table:table-cell office:value-type="float" office:value="1611.208252">
                <text:p>1611.208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4.148682">
                <text:p>1604.148682</text:p>
              </table:table-cell>
              <table:table-cell office:value-type="float" office:value="1608.341797">
                <text:p>1608.341797</text:p>
              </table:table-cell>
              <table:table-cell office:value-type="float" office:value="1606.097412">
                <text:p>1606.097412</text:p>
              </table:table-cell>
              <table:table-cell office:value-type="float" office:value="1611.457275">
                <text:p>1611.457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2.982178">
                <text:p>1602.982178</text:p>
              </table:table-cell>
              <table:table-cell office:value-type="float" office:value="1609.41333">
                <text:p>1609.41333</text:p>
              </table:table-cell>
              <table:table-cell office:value-type="float" office:value="1603.105835">
                <text:p>1603.105835</text:p>
              </table:table-cell>
              <table:table-cell office:value-type="float" office:value="1613.792236">
                <text:p>1613.792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4.401245">
                <text:p>1604.401245</text:p>
              </table:table-cell>
              <table:table-cell office:value-type="float" office:value="1612.638672">
                <text:p>1612.638672</text:p>
              </table:table-cell>
              <table:table-cell office:value-type="float" office:value="1604.006592">
                <text:p>1604.006592</text:p>
              </table:table-cell>
              <table:table-cell office:value-type="float" office:value="1613.997925">
                <text:p>1613.997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3.602905">
                <text:p>1603.602905</text:p>
              </table:table-cell>
              <table:table-cell office:value-type="float" office:value="1612.447998">
                <text:p>1612.447998</text:p>
              </table:table-cell>
              <table:table-cell office:value-type="float" office:value="1603.313354">
                <text:p>1603.313354</text:p>
              </table:table-cell>
              <table:table-cell office:value-type="float" office:value="1614.863403">
                <text:p>1614.863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3.549927">
                <text:p>1603.549927</text:p>
              </table:table-cell>
              <table:table-cell office:value-type="float" office:value="1610.861206">
                <text:p>1610.861206</text:p>
              </table:table-cell>
              <table:table-cell office:value-type="float" office:value="1603.536133">
                <text:p>1603.536133</text:p>
              </table:table-cell>
              <table:table-cell office:value-type="float" office:value="1613.8927">
                <text:p>1613.8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4.186523">
                <text:p>1604.186523</text:p>
              </table:table-cell>
              <table:table-cell office:value-type="float" office:value="1607.889038">
                <text:p>1607.889038</text:p>
              </table:table-cell>
              <table:table-cell office:value-type="float" office:value="1603.99585">
                <text:p>1603.99585</text:p>
              </table:table-cell>
              <table:table-cell office:value-type="float" office:value="1607.47937">
                <text:p>1607.47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4.107178">
                <text:p>1604.107178</text:p>
              </table:table-cell>
              <table:table-cell office:value-type="float" office:value="1609.770386">
                <text:p>1609.770386</text:p>
              </table:table-cell>
              <table:table-cell office:value-type="float" office:value="1602.777832">
                <text:p>1602.777832</text:p>
              </table:table-cell>
              <table:table-cell office:value-type="float" office:value="1611.544678">
                <text:p>1611.544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4.317505">
                <text:p>1604.317505</text:p>
              </table:table-cell>
              <table:table-cell office:value-type="float" office:value="1609.254883">
                <text:p>1609.254883</text:p>
              </table:table-cell>
              <table:table-cell office:value-type="float" office:value="1602.356201">
                <text:p>1602.356201</text:p>
              </table:table-cell>
              <table:table-cell office:value-type="float" office:value="1611.752808">
                <text:p>1611.752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3.660522">
                <text:p>1603.660522</text:p>
              </table:table-cell>
              <table:table-cell office:value-type="float" office:value="1611.013184">
                <text:p>1611.013184</text:p>
              </table:table-cell>
              <table:table-cell office:value-type="float" office:value="1603.484253">
                <text:p>1603.484253</text:p>
              </table:table-cell>
              <table:table-cell office:value-type="float" office:value="1610.776367">
                <text:p>1610.776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5.372192">
                <text:p>1605.372192</text:p>
              </table:table-cell>
              <table:table-cell office:value-type="float" office:value="1607.592773">
                <text:p>1607.592773</text:p>
              </table:table-cell>
              <table:table-cell office:value-type="float" office:value="1603.798706">
                <text:p>1603.798706</text:p>
              </table:table-cell>
              <table:table-cell office:value-type="float" office:value="1610.664062">
                <text:p>1610.664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4.24292">
                <text:p>1604.24292</text:p>
              </table:table-cell>
              <table:table-cell office:value-type="float" office:value="1608.642578">
                <text:p>1608.642578</text:p>
              </table:table-cell>
              <table:table-cell office:value-type="float" office:value="1604.440063">
                <text:p>1604.440063</text:p>
              </table:table-cell>
              <table:table-cell office:value-type="float" office:value="1610.442139">
                <text:p>1610.442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5.591187">
                <text:p>1605.591187</text:p>
              </table:table-cell>
              <table:table-cell office:value-type="float" office:value="1604.700562">
                <text:p>1604.700562</text:p>
              </table:table-cell>
              <table:table-cell office:value-type="float" office:value="1605.654053">
                <text:p>1605.654053</text:p>
              </table:table-cell>
              <table:table-cell office:value-type="float" office:value="1610.028564">
                <text:p>1610.028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2.030029">
                <text:p>1602.030029</text:p>
              </table:table-cell>
              <table:table-cell office:value-type="float" office:value="1604.078979">
                <text:p>1604.078979</text:p>
              </table:table-cell>
              <table:table-cell office:value-type="float" office:value="1607.548828">
                <text:p>1607.548828</text:p>
              </table:table-cell>
              <table:table-cell office:value-type="float" office:value="1610.974121">
                <text:p>1610.974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5.019775">
                <text:p>1605.019775</text:p>
              </table:table-cell>
              <table:table-cell office:value-type="float" office:value="1605.246338">
                <text:p>1605.246338</text:p>
              </table:table-cell>
              <table:table-cell office:value-type="float" office:value="1607.617554">
                <text:p>1607.617554</text:p>
              </table:table-cell>
              <table:table-cell office:value-type="float" office:value="1608.635376">
                <text:p>1608.635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3.293701">
                <text:p>1603.293701</text:p>
              </table:table-cell>
              <table:table-cell office:value-type="float" office:value="1608.875122">
                <text:p>1608.875122</text:p>
              </table:table-cell>
              <table:table-cell office:value-type="float" office:value="1604.428101">
                <text:p>1604.428101</text:p>
              </table:table-cell>
              <table:table-cell office:value-type="float" office:value="1611.46582">
                <text:p>1611.46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4.891724">
                <text:p>1604.891724</text:p>
              </table:table-cell>
              <table:table-cell office:value-type="float" office:value="1605.989014">
                <text:p>1605.989014</text:p>
              </table:table-cell>
              <table:table-cell office:value-type="float" office:value="1605.841919">
                <text:p>1605.841919</text:p>
              </table:table-cell>
              <table:table-cell office:value-type="float" office:value="1608.754639">
                <text:p>1608.7546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.263794">
                <text:p>1490.263794</text:p>
              </table:table-cell>
              <table:table-cell office:value-type="float" office:value="1697.540161">
                <text:p>1697.540161</text:p>
              </table:table-cell>
              <table:table-cell office:value-type="float" office:value="1172.69043">
                <text:p>1172.69043</text:p>
              </table:table-cell>
              <table:table-cell office:value-type="float" office:value="1994.02771">
                <text:p>1994.027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6.964478">
                <text:p>1546.964478</text:p>
              </table:table-cell>
              <table:table-cell office:value-type="float" office:value="1536.77478">
                <text:p>1536.77478</text:p>
              </table:table-cell>
              <table:table-cell office:value-type="float" office:value="1610.005981">
                <text:p>1610.005981</text:p>
              </table:table-cell>
              <table:table-cell office:value-type="float" office:value="1706.254883">
                <text:p>1706.254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1.956055">
                <text:p>1521.956055</text:p>
              </table:table-cell>
              <table:table-cell office:value-type="float" office:value="1559.298828">
                <text:p>1559.298828</text:p>
              </table:table-cell>
              <table:table-cell office:value-type="float" office:value="1674.070312">
                <text:p>1674.070312</text:p>
              </table:table-cell>
              <table:table-cell office:value-type="float" office:value="1644.674927">
                <text:p>1644.674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4.469482">
                <text:p>1564.469482</text:p>
              </table:table-cell>
              <table:table-cell office:value-type="float" office:value="1610.303101">
                <text:p>1610.303101</text:p>
              </table:table-cell>
              <table:table-cell office:value-type="float" office:value="1625.664429">
                <text:p>1625.664429</text:p>
              </table:table-cell>
              <table:table-cell office:value-type="float" office:value="1599.563232">
                <text:p>1599.56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9.999878">
                <text:p>1999.999878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6.082397">
                <text:p>1626.082397</text:p>
              </table:table-cell>
              <table:table-cell office:value-type="float" office:value="1890.267944">
                <text:p>1890.267944</text:p>
              </table:table-cell>
              <table:table-cell office:value-type="float" office:value="1358.776978">
                <text:p>1358.776978</text:p>
              </table:table-cell>
              <table:table-cell office:value-type="float" office:value="1524.872681">
                <text:p>1524.872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7.663574">
                <text:p>1687.663574</text:p>
              </table:table-cell>
              <table:table-cell office:value-type="float" office:value="1957.822876">
                <text:p>1957.822876</text:p>
              </table:table-cell>
              <table:table-cell office:value-type="float" office:value="1000">
                <text:p>1000</text:p>
              </table:table-cell>
              <table:table-cell office:value-type="float" office:value="1744.928711">
                <text:p>1744.928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8.880249">
                <text:p>1798.880249</text:p>
              </table:table-cell>
              <table:table-cell office:value-type="float" office:value="1711.711548">
                <text:p>1711.711548</text:p>
              </table:table-cell>
              <table:table-cell office:value-type="float" office:value="1428.84729">
                <text:p>1428.84729</text:p>
              </table:table-cell>
              <table:table-cell office:value-type="float" office:value="1460.561035">
                <text:p>1460.561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6.610107">
                <text:p>1586.610107</text:p>
              </table:table-cell>
              <table:table-cell office:value-type="float" office:value="1658.996216">
                <text:p>1658.996216</text:p>
              </table:table-cell>
              <table:table-cell office:value-type="float" office:value="1775.19812">
                <text:p>1775.198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0.676514">
                <text:p>1970.676514</text:p>
              </table:table-cell>
              <table:table-cell office:value-type="float" office:value="1843.994019">
                <text:p>1843.994019</text:p>
              </table:table-cell>
              <table:table-cell office:value-type="float" office:value="2000">
                <text:p>2000</text:p>
              </table:table-cell>
              <table:table-cell office:value-type="float" office:value="1924.94104">
                <text:p>1924.94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5.084717">
                <text:p>1995.084717</text:p>
              </table:table-cell>
              <table:table-cell office:value-type="float" office:value="1962.936768">
                <text:p>1962.936768</text:p>
              </table:table-cell>
              <table:table-cell office:value-type="float" office:value="1997.442749">
                <text:p>1997.442749</text:p>
              </table:table-cell>
              <table:table-cell office:value-type="float" office:value="1983.254761">
                <text:p>1983.2547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5.857056">
                <text:p>1995.857056</text:p>
              </table:table-cell>
              <table:table-cell office:value-type="float" office:value="1981.60083">
                <text:p>1981.60083</text:p>
              </table:table-cell>
              <table:table-cell office:value-type="float" office:value="1997.379395">
                <text:p>1997.379395</text:p>
              </table:table-cell>
              <table:table-cell office:value-type="float" office:value="1999.191284">
                <text:p>1999.191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7.173828">
                <text:p>1997.173828</text:p>
              </table:table-cell>
              <table:table-cell office:value-type="float" office:value="1988.688232">
                <text:p>1988.688232</text:p>
              </table:table-cell>
              <table:table-cell office:value-type="float" office:value="1995.934814">
                <text:p>1995.9348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5.759399">
                <text:p>1995.759399</text:p>
              </table:table-cell>
              <table:table-cell office:value-type="float" office:value="1995.983643">
                <text:p>1995.983643</text:p>
              </table:table-cell>
              <table:table-cell office:value-type="float" office:value="2000">
                <text:p>2000</text:p>
              </table:table-cell>
              <table:table-cell office:value-type="float" office:value="1999.925171">
                <text:p>1999.925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6.141235">
                <text:p>1626.141235</text:p>
              </table:table-cell>
              <table:table-cell office:value-type="float" office:value="1802.777344">
                <text:p>1802.777344</text:p>
              </table:table-cell>
              <table:table-cell office:value-type="float" office:value="1729.116089">
                <text:p>1729.116089</text:p>
              </table:table-cell>
              <table:table-cell office:value-type="float" office:value="1700.922729">
                <text:p>1700.922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2.677368">
                <text:p>1672.677368</text:p>
              </table:table-cell>
              <table:table-cell office:value-type="float" office:value="1586.251587">
                <text:p>1586.251587</text:p>
              </table:table-cell>
              <table:table-cell office:value-type="float" office:value="1633.631348">
                <text:p>1633.631348</text:p>
              </table:table-cell>
              <table:table-cell office:value-type="float" office:value="1641.190063">
                <text:p>1641.190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81.063354">
                <text:p>1581.063354</text:p>
              </table:table-cell>
              <table:table-cell office:value-type="float" office:value="1618.768311">
                <text:p>1618.768311</text:p>
              </table:table-cell>
              <table:table-cell office:value-type="float" office:value="1606.303955">
                <text:p>1606.303955</text:p>
              </table:table-cell>
              <table:table-cell office:value-type="float" office:value="1604.387695">
                <text:p>1604.3876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2.252441">
                <text:p>1602.252441</text:p>
              </table:table-cell>
              <table:table-cell office:value-type="float" office:value="1610.417969">
                <text:p>1610.417969</text:p>
              </table:table-cell>
              <table:table-cell office:value-type="float" office:value="1610.478882">
                <text:p>1610.478882</text:p>
              </table:table-cell>
              <table:table-cell office:value-type="float" office:value="1607.624146">
                <text:p>1607.624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3.468994">
                <text:p>1603.468994</text:p>
              </table:table-cell>
              <table:table-cell office:value-type="float" office:value="1611.005493">
                <text:p>1611.005493</text:p>
              </table:table-cell>
              <table:table-cell office:value-type="float" office:value="1606.084961">
                <text:p>1606.084961</text:p>
              </table:table-cell>
              <table:table-cell office:value-type="float" office:value="1604.025391">
                <text:p>1604.0253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1.304688">
                <text:p>1601.304688</text:p>
              </table:table-cell>
              <table:table-cell office:value-type="float" office:value="1609.992554">
                <text:p>1609.992554</text:p>
              </table:table-cell>
              <table:table-cell office:value-type="float" office:value="1604.051758">
                <text:p>1604.051758</text:p>
              </table:table-cell>
              <table:table-cell office:value-type="float" office:value="1610.425049">
                <text:p>1610.425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2.986694">
                <text:p>1602.986694</text:p>
              </table:table-cell>
              <table:table-cell office:value-type="float" office:value="1609.786865">
                <text:p>1609.786865</text:p>
              </table:table-cell>
              <table:table-cell office:value-type="float" office:value="1607.550659">
                <text:p>1607.550659</text:p>
              </table:table-cell>
              <table:table-cell office:value-type="float" office:value="1608.57373">
                <text:p>1608.57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2.486084">
                <text:p>1602.486084</text:p>
              </table:table-cell>
              <table:table-cell office:value-type="float" office:value="1606.636597">
                <text:p>1606.636597</text:p>
              </table:table-cell>
              <table:table-cell office:value-type="float" office:value="1607.815308">
                <text:p>1607.815308</text:p>
              </table:table-cell>
              <table:table-cell office:value-type="float" office:value="1605.814331">
                <text:p>1605.8143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5.794189">
                <text:p>1605.794189</text:p>
              </table:table-cell>
              <table:table-cell office:value-type="float" office:value="1610.30603">
                <text:p>1610.30603</text:p>
              </table:table-cell>
              <table:table-cell office:value-type="float" office:value="1607.307983">
                <text:p>1607.307983</text:p>
              </table:table-cell>
              <table:table-cell office:value-type="float" office:value="1606.94812">
                <text:p>1606.94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1282.842651">
                <text:p>1282.842651</text:p>
              </table:table-cell>
              <table:table-cell office:value-type="float" office:value="1000">
                <text:p>1000</text:p>
              </table:table-cell>
              <table:table-cell office:value-type="float" office:value="1282.842773">
                <text:p>1282.842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1282.842773">
                <text:p>1282.842773</text:p>
              </table:table-cell>
              <table:table-cell office:value-type="float" office:value="1000">
                <text:p>1000</text:p>
              </table:table-cell>
              <table:table-cell office:value-type="float" office:value="1282.842773">
                <text:p>1282.842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6.232788">
                <text:p>1596.232788</text:p>
              </table:table-cell>
              <table:table-cell office:value-type="float" office:value="2000">
                <text:p>2000</text:p>
              </table:table-cell>
              <table:table-cell office:value-type="float" office:value="1474.172119">
                <text:p>1474.172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1738.908691">
                <text:p>1738.908691</text:p>
              </table:table-cell>
              <table:table-cell office:value-type="float" office:value="1000">
                <text:p>1000</text:p>
              </table:table-cell>
              <table:table-cell office:value-type="float" office:value="1738.908813">
                <text:p>1738.9088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1.432495">
                <text:p>1741.432495</text:p>
              </table:table-cell>
              <table:table-cell office:value-type="float" office:value="1466.923828">
                <text:p>1466.923828</text:p>
              </table:table-cell>
              <table:table-cell office:value-type="float" office:value="1662.778931">
                <text:p>1662.778931</text:p>
              </table:table-cell>
              <table:table-cell office:value-type="float" office:value="1259.000488">
                <text:p>1259.000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734.914062">
                <text:p>1734.914062</text:p>
              </table:table-cell>
              <table:table-cell office:value-type="float" office:value="1265.085938">
                <text:p>1265.085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1.521362">
                <text:p>1431.521362</text:p>
              </table:table-cell>
              <table:table-cell office:value-type="float" office:value="1646.241821">
                <text:p>1646.241821</text:p>
              </table:table-cell>
              <table:table-cell office:value-type="float" office:value="1373.738281">
                <text:p>1373.738281</text:p>
              </table:table-cell>
              <table:table-cell office:value-type="float" office:value="1603.728394">
                <text:p>1603.728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0.802979">
                <text:p>1670.802979</text:p>
              </table:table-cell>
              <table:table-cell office:value-type="float" office:value="1544.844482">
                <text:p>1544.844482</text:p>
              </table:table-cell>
              <table:table-cell office:value-type="float" office:value="1637.537354">
                <text:p>1637.537354</text:p>
              </table:table-cell>
              <table:table-cell office:value-type="float" office:value="1502.595337">
                <text:p>1502.5953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2.41394">
                <text:p>1492.41394</text:p>
              </table:table-cell>
              <table:table-cell office:value-type="float" office:value="1824.577881">
                <text:p>1824.577881</text:p>
              </table:table-cell>
              <table:table-cell office:value-type="float" office:value="1735.981445">
                <text:p>1735.981445</text:p>
              </table:table-cell>
              <table:table-cell office:value-type="float" office:value="1671.798584">
                <text:p>1671.7985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4.749634">
                <text:p>1644.749634</text:p>
              </table:table-cell>
              <table:table-cell office:value-type="float" office:value="1178.89563">
                <text:p>1178.89563</text:p>
              </table:table-cell>
              <table:table-cell office:value-type="float" office:value="1000">
                <text:p>1000</text:p>
              </table:table-cell>
              <table:table-cell office:value-type="float" office:value="1823.645264">
                <text:p>1823.645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8.390015">
                <text:p>1538.390015</text:p>
              </table:table-cell>
              <table:table-cell office:value-type="float" office:value="1462.877319">
                <text:p>1462.877319</text:p>
              </table:table-cell>
              <table:table-cell office:value-type="float" office:value="1526.248779">
                <text:p>1526.248779</text:p>
              </table:table-cell>
              <table:table-cell office:value-type="float" office:value="1457.403564">
                <text:p>1457.4035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7.845947">
                <text:p>1627.845947</text:p>
              </table:table-cell>
              <table:table-cell office:value-type="float" office:value="1654.508057">
                <text:p>1654.508057</text:p>
              </table:table-cell>
              <table:table-cell office:value-type="float" office:value="1598.14856">
                <text:p>1598.14856</text:p>
              </table:table-cell>
              <table:table-cell office:value-type="float" office:value="1655.959106">
                <text:p>1655.959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76.80188">
                <text:p>1676.80188</text:p>
              </table:table-cell>
              <table:table-cell office:value-type="float" office:value="1567.471069">
                <text:p>1567.471069</text:p>
              </table:table-cell>
              <table:table-cell office:value-type="float" office:value="1516.024658">
                <text:p>1516.024658</text:p>
              </table:table-cell>
              <table:table-cell office:value-type="float" office:value="1691.612915">
                <text:p>1691.612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2.403076">
                <text:p>1552.403076</text:p>
              </table:table-cell>
              <table:table-cell office:value-type="float" office:value="1507.868408">
                <text:p>1507.868408</text:p>
              </table:table-cell>
              <table:table-cell office:value-type="float" office:value="1542.605835">
                <text:p>1542.605835</text:p>
              </table:table-cell>
              <table:table-cell office:value-type="float" office:value="1518.214478">
                <text:p>1518.214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2.161255">
                <text:p>1562.161255</text:p>
              </table:table-cell>
              <table:table-cell office:value-type="float" office:value="1717.751587">
                <text:p>1717.751587</text:p>
              </table:table-cell>
              <table:table-cell office:value-type="float" office:value="1707.003174">
                <text:p>1707.003174</text:p>
              </table:table-cell>
              <table:table-cell office:value-type="float" office:value="1574.871826">
                <text:p>1574.8718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5.117798">
                <text:p>1655.117798</text:p>
              </table:table-cell>
              <table:table-cell office:value-type="float" office:value="1536.236206">
                <text:p>1536.236206</text:p>
              </table:table-cell>
              <table:table-cell office:value-type="float" office:value="1513.032959">
                <text:p>1513.032959</text:p>
              </table:table-cell>
              <table:table-cell office:value-type="float" office:value="1649.957397">
                <text:p>1649.957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4.118774">
                <text:p>1574.118774</text:p>
              </table:table-cell>
              <table:table-cell office:value-type="float" office:value="1526.698486">
                <text:p>1526.698486</text:p>
              </table:table-cell>
              <table:table-cell office:value-type="float" office:value="1549.278076">
                <text:p>1549.278076</text:p>
              </table:table-cell>
              <table:table-cell office:value-type="float" office:value="1572.814453">
                <text:p>1572.814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">
                <text:p>1000</text:p>
              </table:table-cell>
              <table:table-cell office:value-type="float" office:value="1876.083496">
                <text:p>1876.083496</text:p>
              </table:table-cell>
              <table:table-cell office:value-type="float" office:value="1884.047485">
                <text:p>1884.047485</text:p>
              </table:table-cell>
              <table:table-cell office:value-type="float" office:value="1003.147034">
                <text:p>1003.1470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0.328735">
                <text:p>1550.328735</text:p>
              </table:table-cell>
              <table:table-cell office:value-type="float" office:value="1528.041016">
                <text:p>1528.041016</text:p>
              </table:table-cell>
              <table:table-cell office:value-type="float" office:value="1524.059448">
                <text:p>1524.059448</text:p>
              </table:table-cell>
              <table:table-cell office:value-type="float" office:value="1534.395264">
                <text:p>1534.395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8.80542">
                <text:p>1368.80542</text:p>
              </table:table-cell>
              <table:table-cell office:value-type="float" office:value="1599.289917">
                <text:p>1599.289917</text:p>
              </table:table-cell>
              <table:table-cell office:value-type="float" office:value="1575.766846">
                <text:p>1575.766846</text:p>
              </table:table-cell>
              <table:table-cell office:value-type="float" office:value="1446.874023">
                <text:p>1446.874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2.283203">
                <text:p>1442.283203</text:p>
              </table:table-cell>
              <table:table-cell office:value-type="float" office:value="1513.911987">
                <text:p>1513.911987</text:p>
              </table:table-cell>
              <table:table-cell office:value-type="float" office:value="1525.067871">
                <text:p>1525.067871</text:p>
              </table:table-cell>
              <table:table-cell office:value-type="float" office:value="1442.718262">
                <text:p>1442.7182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1.560913">
                <text:p>1461.560913</text:p>
              </table:table-cell>
              <table:table-cell office:value-type="float" office:value="1438.217896">
                <text:p>1438.217896</text:p>
              </table:table-cell>
              <table:table-cell office:value-type="float" office:value="1448.76062">
                <text:p>1448.76062</text:p>
              </table:table-cell>
              <table:table-cell office:value-type="float" office:value="1444.331543">
                <text:p>1444.331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1.116943">
                <text:p>1521.116943</text:p>
              </table:table-cell>
              <table:table-cell office:value-type="float" office:value="1519.054565">
                <text:p>1519.054565</text:p>
              </table:table-cell>
              <table:table-cell office:value-type="float" office:value="1511.930176">
                <text:p>1511.930176</text:p>
              </table:table-cell>
              <table:table-cell office:value-type="float" office:value="1522.852783">
                <text:p>1522.852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1.68396">
                <text:p>1591.68396</text:p>
              </table:table-cell>
              <table:table-cell office:value-type="float" office:value="1589.712158">
                <text:p>1589.712158</text:p>
              </table:table-cell>
              <table:table-cell office:value-type="float" office:value="1589.746094">
                <text:p>1589.746094</text:p>
              </table:table-cell>
              <table:table-cell office:value-type="float" office:value="1593.925049">
                <text:p>1593.925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1.980103">
                <text:p>1591.980103</text:p>
              </table:table-cell>
              <table:table-cell office:value-type="float" office:value="1590.032471">
                <text:p>1590.032471</text:p>
              </table:table-cell>
              <table:table-cell office:value-type="float" office:value="1588.653442">
                <text:p>1588.653442</text:p>
              </table:table-cell>
              <table:table-cell office:value-type="float" office:value="1594.287476">
                <text:p>1594.287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90.278809">
                <text:p>1590.278809</text:p>
              </table:table-cell>
              <table:table-cell office:value-type="float" office:value="1583.660278">
                <text:p>1583.660278</text:p>
              </table:table-cell>
              <table:table-cell office:value-type="float" office:value="1587.421387">
                <text:p>1587.421387</text:p>
              </table:table-cell>
              <table:table-cell office:value-type="float" office:value="1587.807739">
                <text:p>1587.8077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7.233276">
                <text:p>1587.233276</text:p>
              </table:table-cell>
              <table:table-cell office:value-type="float" office:value="1591.400146">
                <text:p>1591.400146</text:p>
              </table:table-cell>
              <table:table-cell office:value-type="float" office:value="1583.383789">
                <text:p>1583.383789</text:p>
              </table:table-cell>
              <table:table-cell office:value-type="float" office:value="1596.619873">
                <text:p>1596.619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2.342407">
                <text:p>1592.342407</text:p>
              </table:table-cell>
              <table:table-cell office:value-type="float" office:value="1590.713623">
                <text:p>1590.713623</text:p>
              </table:table-cell>
              <table:table-cell office:value-type="float" office:value="1585.640747">
                <text:p>1585.640747</text:p>
              </table:table-cell>
              <table:table-cell office:value-type="float" office:value="1597.142822">
                <text:p>1597.142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86.489746">
                <text:p>1586.489746</text:p>
              </table:table-cell>
              <table:table-cell office:value-type="float" office:value="1586.060303">
                <text:p>1586.060303</text:p>
              </table:table-cell>
              <table:table-cell office:value-type="float" office:value="1578.685913">
                <text:p>1578.685913</text:p>
              </table:table-cell>
              <table:table-cell office:value-type="float" office:value="1594.123657">
                <text:p>1594.123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2.92395">
                <text:p>1592.92395</text:p>
              </table:table-cell>
              <table:table-cell office:value-type="float" office:value="1590.871582">
                <text:p>1590.871582</text:p>
              </table:table-cell>
              <table:table-cell office:value-type="float" office:value="1585.210327">
                <text:p>1585.210327</text:p>
              </table:table-cell>
              <table:table-cell office:value-type="float" office:value="1596.115967">
                <text:p>1596.1159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87.421753">
                <text:p>1587.421753</text:p>
              </table:table-cell>
              <table:table-cell office:value-type="float" office:value="1583.469482">
                <text:p>1583.469482</text:p>
              </table:table-cell>
              <table:table-cell office:value-type="float" office:value="1578.943237">
                <text:p>1578.943237</text:p>
              </table:table-cell>
              <table:table-cell office:value-type="float" office:value="1590.485352">
                <text:p>1590.4853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4.923462">
                <text:p>1604.923462</text:p>
              </table:table-cell>
              <table:table-cell office:value-type="float" office:value="1601.452148">
                <text:p>1601.452148</text:p>
              </table:table-cell>
              <table:table-cell office:value-type="float" office:value="1601.693359">
                <text:p>1601.693359</text:p>
              </table:table-cell>
              <table:table-cell office:value-type="float" office:value="1604.294678">
                <text:p>1604.2946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0.319824">
                <text:p>1640.319824</text:p>
              </table:table-cell>
              <table:table-cell office:value-type="float" office:value="1636.413208">
                <text:p>1636.413208</text:p>
              </table:table-cell>
              <table:table-cell office:value-type="float" office:value="1634.458252">
                <text:p>1634.458252</text:p>
              </table:table-cell>
              <table:table-cell office:value-type="float" office:value="1643.287964">
                <text:p>1643.287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5.696777">
                <text:p>1645.696777</text:p>
              </table:table-cell>
              <table:table-cell office:value-type="float" office:value="1640.97876">
                <text:p>1640.97876</text:p>
              </table:table-cell>
              <table:table-cell office:value-type="float" office:value="1638.099121">
                <text:p>1638.099121</text:p>
              </table:table-cell>
              <table:table-cell office:value-type="float" office:value="1644.192261">
                <text:p>1644.192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5.395996">
                <text:p>1585.395996</text:p>
              </table:table-cell>
              <table:table-cell office:value-type="float" office:value="1579.368042">
                <text:p>1579.368042</text:p>
              </table:table-cell>
              <table:table-cell office:value-type="float" office:value="1578.038818">
                <text:p>1578.038818</text:p>
              </table:table-cell>
              <table:table-cell office:value-type="float" office:value="1586.49939">
                <text:p>1586.499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0.868896">
                <text:p>1560.868896</text:p>
              </table:table-cell>
              <table:table-cell office:value-type="float" office:value="1559.499146">
                <text:p>1559.499146</text:p>
              </table:table-cell>
              <table:table-cell office:value-type="float" office:value="1555.520508">
                <text:p>1555.520508</text:p>
              </table:table-cell>
              <table:table-cell office:value-type="float" office:value="1565.997314">
                <text:p>1565.997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2.371704">
                <text:p>1572.371704</text:p>
              </table:table-cell>
              <table:table-cell office:value-type="float" office:value="1570.422729">
                <text:p>1570.422729</text:p>
              </table:table-cell>
              <table:table-cell office:value-type="float" office:value="1568.427979">
                <text:p>1568.427979</text:p>
              </table:table-cell>
              <table:table-cell office:value-type="float" office:value="1575.119873">
                <text:p>1575.1198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3.773193">
                <text:p>1573.773193</text:p>
              </table:table-cell>
              <table:table-cell office:value-type="float" office:value="1567.718506">
                <text:p>1567.718506</text:p>
              </table:table-cell>
              <table:table-cell office:value-type="float" office:value="1569.596802">
                <text:p>1569.596802</text:p>
              </table:table-cell>
              <table:table-cell office:value-type="float" office:value="1572.044678">
                <text:p>1572.0446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6.023315">
                <text:p>1576.023315</text:p>
              </table:table-cell>
              <table:table-cell office:value-type="float" office:value="1568.300171">
                <text:p>1568.300171</text:p>
              </table:table-cell>
              <table:table-cell office:value-type="float" office:value="1568.110229">
                <text:p>1568.110229</text:p>
              </table:table-cell>
              <table:table-cell office:value-type="float" office:value="1573.601074">
                <text:p>1573.601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9.64209">
                <text:p>1569.64209</text:p>
              </table:table-cell>
              <table:table-cell office:value-type="float" office:value="1567.017944">
                <text:p>1567.017944</text:p>
              </table:table-cell>
              <table:table-cell office:value-type="float" office:value="1567.574585">
                <text:p>1567.574585</text:p>
              </table:table-cell>
              <table:table-cell office:value-type="float" office:value="1569.630615">
                <text:p>1569.630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9.923706">
                <text:p>1569.923706</text:p>
              </table:table-cell>
              <table:table-cell office:value-type="float" office:value="1565.783691">
                <text:p>1565.783691</text:p>
              </table:table-cell>
              <table:table-cell office:value-type="float" office:value="1566.979614">
                <text:p>1566.979614</text:p>
              </table:table-cell>
              <table:table-cell office:value-type="float" office:value="1569.801758">
                <text:p>1569.801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4.13147">
                <text:p>1574.13147</text:p>
              </table:table-cell>
              <table:table-cell office:value-type="float" office:value="1570.178589">
                <text:p>1570.178589</text:p>
              </table:table-cell>
              <table:table-cell office:value-type="float" office:value="1571.037598">
                <text:p>1571.037598</text:p>
              </table:table-cell>
              <table:table-cell office:value-type="float" office:value="1571.807983">
                <text:p>1571.8079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3.417236">
                <text:p>1573.417236</text:p>
              </table:table-cell>
              <table:table-cell office:value-type="float" office:value="1565.045288">
                <text:p>1565.045288</text:p>
              </table:table-cell>
              <table:table-cell office:value-type="float" office:value="1570.490967">
                <text:p>1570.490967</text:p>
              </table:table-cell>
              <table:table-cell office:value-type="float" office:value="1568.724243">
                <text:p>1568.7242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64.407959">
                <text:p>1564.407959</text:p>
              </table:table-cell>
              <table:table-cell office:value-type="float" office:value="1564.790039">
                <text:p>1564.790039</text:p>
              </table:table-cell>
              <table:table-cell office:value-type="float" office:value="1563.970093">
                <text:p>1563.970093</text:p>
              </table:table-cell>
              <table:table-cell office:value-type="float" office:value="1566.520508">
                <text:p>1566.520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8.716309">
                <text:p>1568.716309</text:p>
              </table:table-cell>
              <table:table-cell office:value-type="float" office:value="1569.46814">
                <text:p>1569.46814</text:p>
              </table:table-cell>
              <table:table-cell office:value-type="float" office:value="1570.449219">
                <text:p>1570.449219</text:p>
              </table:table-cell>
              <table:table-cell office:value-type="float" office:value="1567.44458">
                <text:p>1567.444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1.977783">
                <text:p>1571.977783</text:p>
              </table:table-cell>
              <table:table-cell office:value-type="float" office:value="1564.185547">
                <text:p>1564.185547</text:p>
              </table:table-cell>
              <table:table-cell office:value-type="float" office:value="1571.655518">
                <text:p>1571.655518</text:p>
              </table:table-cell>
              <table:table-cell office:value-type="float" office:value="1563.307739">
                <text:p>1563.307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4.445557">
                <text:p>1574.445557</text:p>
              </table:table-cell>
              <table:table-cell office:value-type="float" office:value="1575.697998">
                <text:p>1575.697998</text:p>
              </table:table-cell>
              <table:table-cell office:value-type="float" office:value="1576.131836">
                <text:p>1576.131836</text:p>
              </table:table-cell>
              <table:table-cell office:value-type="float" office:value="1573.199463">
                <text:p>1573.1994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5.157959">
                <text:p>1575.157959</text:p>
              </table:table-cell>
              <table:table-cell office:value-type="float" office:value="1575.963989">
                <text:p>1575.963989</text:p>
              </table:table-cell>
              <table:table-cell office:value-type="float" office:value="1577.713135">
                <text:p>1577.713135</text:p>
              </table:table-cell>
              <table:table-cell office:value-type="float" office:value="1573.530273">
                <text:p>1573.530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6.029175">
                <text:p>1576.029175</text:p>
              </table:table-cell>
              <table:table-cell office:value-type="float" office:value="1573.276001">
                <text:p>1573.276001</text:p>
              </table:table-cell>
              <table:table-cell office:value-type="float" office:value="1575.129517">
                <text:p>1575.129517</text:p>
              </table:table-cell>
              <table:table-cell office:value-type="float" office:value="1572.426147">
                <text:p>1572.426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1.398193">
                <text:p>1571.398193</text:p>
              </table:table-cell>
              <table:table-cell office:value-type="float" office:value="1571.205811">
                <text:p>1571.205811</text:p>
              </table:table-cell>
              <table:table-cell office:value-type="float" office:value="1572.49707">
                <text:p>1572.49707</text:p>
              </table:table-cell>
              <table:table-cell office:value-type="float" office:value="1571.920288">
                <text:p>1571.920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3.362549">
                <text:p>1573.362549</text:p>
              </table:table-cell>
              <table:table-cell office:value-type="float" office:value="1570.141479">
                <text:p>1570.141479</text:p>
              </table:table-cell>
              <table:table-cell office:value-type="float" office:value="1577.859253">
                <text:p>1577.859253</text:p>
              </table:table-cell>
              <table:table-cell office:value-type="float" office:value="1569.427124">
                <text:p>1569.427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0.428589">
                <text:p>1570.428589</text:p>
              </table:table-cell>
              <table:table-cell office:value-type="float" office:value="1573.442749">
                <text:p>1573.442749</text:p>
              </table:table-cell>
              <table:table-cell office:value-type="float" office:value="1571.096313">
                <text:p>1571.096313</text:p>
              </table:table-cell>
              <table:table-cell office:value-type="float" office:value="1573.0177">
                <text:p>1573.0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2.866211">
                <text:p>1572.866211</text:p>
              </table:table-cell>
              <table:table-cell office:value-type="float" office:value="1570.428711">
                <text:p>1570.428711</text:p>
              </table:table-cell>
              <table:table-cell office:value-type="float" office:value="1576.153564">
                <text:p>1576.153564</text:p>
              </table:table-cell>
              <table:table-cell office:value-type="float" office:value="1569.779053">
                <text:p>1569.7790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9.976196">
                <text:p>1569.976196</text:p>
              </table:table-cell>
              <table:table-cell office:value-type="float" office:value="1569.009033">
                <text:p>1569.009033</text:p>
              </table:table-cell>
              <table:table-cell office:value-type="float" office:value="1572.436157">
                <text:p>1572.436157</text:p>
              </table:table-cell>
              <table:table-cell office:value-type="float" office:value="1567.152954">
                <text:p>1567.152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2.947632">
                <text:p>1572.947632</text:p>
              </table:table-cell>
              <table:table-cell office:value-type="float" office:value="1570.051392">
                <text:p>1570.051392</text:p>
              </table:table-cell>
              <table:table-cell office:value-type="float" office:value="1573.25647">
                <text:p>1573.25647</text:p>
              </table:table-cell>
              <table:table-cell office:value-type="float" office:value="1568.161377">
                <text:p>1568.1613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1.794678">
                <text:p>1571.794678</text:p>
              </table:table-cell>
              <table:table-cell office:value-type="float" office:value="1572.494629">
                <text:p>1572.494629</text:p>
              </table:table-cell>
              <table:table-cell office:value-type="float" office:value="1572.422485">
                <text:p>1572.422485</text:p>
              </table:table-cell>
              <table:table-cell office:value-type="float" office:value="1571.836182">
                <text:p>1571.836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6.939331">
                <text:p>1566.939331</text:p>
              </table:table-cell>
              <table:table-cell office:value-type="float" office:value="1564.529785">
                <text:p>1564.529785</text:p>
              </table:table-cell>
              <table:table-cell office:value-type="float" office:value="1565.069824">
                <text:p>1565.069824</text:p>
              </table:table-cell>
              <table:table-cell office:value-type="float" office:value="1565.884766">
                <text:p>1565.8847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65.19458">
                <text:p>1565.19458</text:p>
              </table:table-cell>
              <table:table-cell office:value-type="float" office:value="1572.0354">
                <text:p>1572.0354</text:p>
              </table:table-cell>
              <table:table-cell office:value-type="float" office:value="1567.996826">
                <text:p>1567.996826</text:p>
              </table:table-cell>
              <table:table-cell office:value-type="float" office:value="1568.390137">
                <text:p>1568.390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2.562256">
                <text:p>1572.562256</text:p>
              </table:table-cell>
              <table:table-cell office:value-type="float" office:value="1568.285156">
                <text:p>1568.285156</text:p>
              </table:table-cell>
              <table:table-cell office:value-type="float" office:value="1570.458496">
                <text:p>1570.458496</text:p>
              </table:table-cell>
              <table:table-cell office:value-type="float" office:value="1570.588745">
                <text:p>1570.588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9.863281">
                <text:p>1569.863281</text:p>
              </table:table-cell>
              <table:table-cell office:value-type="float" office:value="1569.935791">
                <text:p>1569.935791</text:p>
              </table:table-cell>
              <table:table-cell office:value-type="float" office:value="1573.043945">
                <text:p>1573.043945</text:p>
              </table:table-cell>
              <table:table-cell office:value-type="float" office:value="1566.477661">
                <text:p>1566.477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0.459106">
                <text:p>1570.459106</text:p>
              </table:table-cell>
              <table:table-cell office:value-type="float" office:value="1568.71521">
                <text:p>1568.71521</text:p>
              </table:table-cell>
              <table:table-cell office:value-type="float" office:value="1570.740845">
                <text:p>1570.740845</text:p>
              </table:table-cell>
              <table:table-cell office:value-type="float" office:value="1568.764771">
                <text:p>1568.7647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0.742798">
                <text:p>1570.742798</text:p>
              </table:table-cell>
              <table:table-cell office:value-type="float" office:value="1574.397461">
                <text:p>1574.397461</text:p>
              </table:table-cell>
              <table:table-cell office:value-type="float" office:value="1575.588745">
                <text:p>1575.588745</text:p>
              </table:table-cell>
              <table:table-cell office:value-type="float" office:value="1572.337036">
                <text:p>1572.3370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0.652588">
                <text:p>1570.652588</text:p>
              </table:table-cell>
              <table:table-cell office:value-type="float" office:value="1572.29187">
                <text:p>1572.29187</text:p>
              </table:table-cell>
              <table:table-cell office:value-type="float" office:value="1569.888428">
                <text:p>1569.888428</text:p>
              </table:table-cell>
              <table:table-cell office:value-type="float" office:value="1570.896606">
                <text:p>1570.896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0.439087">
                <text:p>1570.439087</text:p>
              </table:table-cell>
              <table:table-cell office:value-type="float" office:value="1572.960938">
                <text:p>1572.960938</text:p>
              </table:table-cell>
              <table:table-cell office:value-type="float" office:value="1572.317261">
                <text:p>1572.317261</text:p>
              </table:table-cell>
              <table:table-cell office:value-type="float" office:value="1571.337158">
                <text:p>1571.337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0.893555">
                <text:p>1570.893555</text:p>
              </table:table-cell>
              <table:table-cell office:value-type="float" office:value="1568.041138">
                <text:p>1568.041138</text:p>
              </table:table-cell>
              <table:table-cell office:value-type="float" office:value="1570.836182">
                <text:p>1570.836182</text:p>
              </table:table-cell>
              <table:table-cell office:value-type="float" office:value="1569.583374">
                <text:p>1569.583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9.974854">
                <text:p>1569.974854</text:p>
              </table:table-cell>
              <table:table-cell office:value-type="float" office:value="1573.904785">
                <text:p>1573.904785</text:p>
              </table:table-cell>
              <table:table-cell office:value-type="float" office:value="1570.275391">
                <text:p>1570.275391</text:p>
              </table:table-cell>
              <table:table-cell office:value-type="float" office:value="1570.364502">
                <text:p>1570.3645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1.823975">
                <text:p>1571.823975</text:p>
              </table:table-cell>
              <table:table-cell office:value-type="float" office:value="1571.106567">
                <text:p>1571.106567</text:p>
              </table:table-cell>
              <table:table-cell office:value-type="float" office:value="1574.418823">
                <text:p>1574.418823</text:p>
              </table:table-cell>
              <table:table-cell office:value-type="float" office:value="1568.661865">
                <text:p>1568.6618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0.35083">
                <text:p>1570.35083</text:p>
              </table:table-cell>
              <table:table-cell office:value-type="float" office:value="1571.229126">
                <text:p>1571.229126</text:p>
              </table:table-cell>
              <table:table-cell office:value-type="float" office:value="1570.962891">
                <text:p>1570.962891</text:p>
              </table:table-cell>
              <table:table-cell office:value-type="float" office:value="1569.220459">
                <text:p>1569.2204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2.298828">
                <text:p>1572.298828</text:p>
              </table:table-cell>
              <table:table-cell office:value-type="float" office:value="1570.619263">
                <text:p>1570.619263</text:p>
              </table:table-cell>
              <table:table-cell office:value-type="float" office:value="1572.296265">
                <text:p>1572.296265</text:p>
              </table:table-cell>
              <table:table-cell office:value-type="float" office:value="1570.535156">
                <text:p>1570.535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4.03418">
                <text:p>1574.03418</text:p>
              </table:table-cell>
              <table:table-cell office:value-type="float" office:value="1571.985962">
                <text:p>1571.985962</text:p>
              </table:table-cell>
              <table:table-cell office:value-type="float" office:value="1572.245361">
                <text:p>1572.245361</text:p>
              </table:table-cell>
              <table:table-cell office:value-type="float" office:value="1571.829346">
                <text:p>1571.8293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3.927246">
                <text:p>1573.927246</text:p>
              </table:table-cell>
              <table:table-cell office:value-type="float" office:value="1571.672241">
                <text:p>1571.672241</text:p>
              </table:table-cell>
              <table:table-cell office:value-type="float" office:value="1572.111694">
                <text:p>1572.111694</text:p>
              </table:table-cell>
              <table:table-cell office:value-type="float" office:value="1572.670288">
                <text:p>1572.6702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0.342407">
                <text:p>1570.342407</text:p>
              </table:table-cell>
              <table:table-cell office:value-type="float" office:value="1574.825195">
                <text:p>1574.825195</text:p>
              </table:table-cell>
              <table:table-cell office:value-type="float" office:value="1571.851685">
                <text:p>1571.851685</text:p>
              </table:table-cell>
              <table:table-cell office:value-type="float" office:value="1574.791504">
                <text:p>1574.7915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3.652222">
                <text:p>1573.652222</text:p>
              </table:table-cell>
              <table:table-cell office:value-type="float" office:value="1577.693237">
                <text:p>1577.693237</text:p>
              </table:table-cell>
              <table:table-cell office:value-type="float" office:value="1573.273682">
                <text:p>1573.273682</text:p>
              </table:table-cell>
              <table:table-cell office:value-type="float" office:value="1577.686279">
                <text:p>1577.686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0.907104">
                <text:p>1570.907104</text:p>
              </table:table-cell>
              <table:table-cell office:value-type="float" office:value="1572.437622">
                <text:p>1572.437622</text:p>
              </table:table-cell>
              <table:table-cell office:value-type="float" office:value="1568.556519">
                <text:p>1568.556519</text:p>
              </table:table-cell>
              <table:table-cell office:value-type="float" office:value="1573.775269">
                <text:p>1573.7752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1.361206">
                <text:p>1571.361206</text:p>
              </table:table-cell>
              <table:table-cell office:value-type="float" office:value="1575.412842">
                <text:p>1575.412842</text:p>
              </table:table-cell>
              <table:table-cell office:value-type="float" office:value="1571.781006">
                <text:p>1571.781006</text:p>
              </table:table-cell>
              <table:table-cell office:value-type="float" office:value="1576.136841">
                <text:p>1576.1368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1.315796">
                <text:p>1571.315796</text:p>
              </table:table-cell>
              <table:table-cell office:value-type="float" office:value="1572.937012">
                <text:p>1572.937012</text:p>
              </table:table-cell>
              <table:table-cell office:value-type="float" office:value="1568.744141">
                <text:p>1568.744141</text:p>
              </table:table-cell>
              <table:table-cell office:value-type="float" office:value="1573.252197">
                <text:p>1573.2521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.364624">
                <text:p>1571.364624</text:p>
              </table:table-cell>
              <table:table-cell office:value-type="float" office:value="1568.198242">
                <text:p>1568.198242</text:p>
              </table:table-cell>
              <table:table-cell office:value-type="float" office:value="1571.676636">
                <text:p>1571.676636</text:p>
              </table:table-cell>
              <table:table-cell office:value-type="float" office:value="1568.102539">
                <text:p>1568.1025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2.904053">
                <text:p>1572.904053</text:p>
              </table:table-cell>
              <table:table-cell office:value-type="float" office:value="1570.430054">
                <text:p>1570.430054</text:p>
              </table:table-cell>
              <table:table-cell office:value-type="float" office:value="1573.118164">
                <text:p>1573.118164</text:p>
              </table:table-cell>
              <table:table-cell office:value-type="float" office:value="1568.897461">
                <text:p>1568.8974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568726">
                <text:p>1571.568726</text:p>
              </table:table-cell>
              <table:table-cell office:value-type="float" office:value="1573.102295">
                <text:p>1573.102295</text:p>
              </table:table-cell>
              <table:table-cell office:value-type="float" office:value="1571.942627">
                <text:p>1571.942627</text:p>
              </table:table-cell>
              <table:table-cell office:value-type="float" office:value="1574.129517">
                <text:p>1574.1295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8.486328">
                <text:p>1568.486328</text:p>
              </table:table-cell>
              <table:table-cell office:value-type="float" office:value="1572.224854">
                <text:p>1572.224854</text:p>
              </table:table-cell>
              <table:table-cell office:value-type="float" office:value="1567.922485">
                <text:p>1567.922485</text:p>
              </table:table-cell>
              <table:table-cell office:value-type="float" office:value="1567.179688">
                <text:p>1567.1796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69.939087">
                <text:p>1569.939087</text:p>
              </table:table-cell>
              <table:table-cell office:value-type="float" office:value="1566.615234">
                <text:p>1566.615234</text:p>
              </table:table-cell>
              <table:table-cell office:value-type="float" office:value="1566.785156">
                <text:p>1566.785156</text:p>
              </table:table-cell>
              <table:table-cell office:value-type="float" office:value="1574.468994">
                <text:p>1574.468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69.545654">
                <text:p>1569.545654</text:p>
              </table:table-cell>
              <table:table-cell office:value-type="float" office:value="1569.030151">
                <text:p>1569.030151</text:p>
              </table:table-cell>
              <table:table-cell office:value-type="float" office:value="1570.325073">
                <text:p>1570.325073</text:p>
              </table:table-cell>
              <table:table-cell office:value-type="float" office:value="1565.771118">
                <text:p>1565.771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2.193237">
                <text:p>1572.193237</text:p>
              </table:table-cell>
              <table:table-cell office:value-type="float" office:value="1576.334961">
                <text:p>1576.334961</text:p>
              </table:table-cell>
              <table:table-cell office:value-type="float" office:value="1571.130859">
                <text:p>1571.130859</text:p>
              </table:table-cell>
              <table:table-cell office:value-type="float" office:value="1572.619507">
                <text:p>1572.619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9.898682">
                <text:p>1569.898682</text:p>
              </table:table-cell>
              <table:table-cell office:value-type="float" office:value="1569.276733">
                <text:p>1569.276733</text:p>
              </table:table-cell>
              <table:table-cell office:value-type="float" office:value="1570.11145">
                <text:p>1570.11145</text:p>
              </table:table-cell>
              <table:table-cell office:value-type="float" office:value="1568.84375">
                <text:p>1568.84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0.363892">
                <text:p>1570.363892</text:p>
              </table:table-cell>
              <table:table-cell office:value-type="float" office:value="1570.282104">
                <text:p>1570.282104</text:p>
              </table:table-cell>
              <table:table-cell office:value-type="float" office:value="1568.831299">
                <text:p>1568.831299</text:p>
              </table:table-cell>
              <table:table-cell office:value-type="float" office:value="1571.528442">
                <text:p>1571.5284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1.893066">
                <text:p>1571.893066</text:p>
              </table:table-cell>
              <table:table-cell office:value-type="float" office:value="1571.982056">
                <text:p>1571.982056</text:p>
              </table:table-cell>
              <table:table-cell office:value-type="float" office:value="1575.437988">
                <text:p>1575.437988</text:p>
              </table:table-cell>
              <table:table-cell office:value-type="float" office:value="1569.7229">
                <text:p>1569.7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1.616577">
                <text:p>1571.616577</text:p>
              </table:table-cell>
              <table:table-cell office:value-type="float" office:value="1571.293335">
                <text:p>1571.293335</text:p>
              </table:table-cell>
              <table:table-cell office:value-type="float" office:value="1573.017456">
                <text:p>1573.017456</text:p>
              </table:table-cell>
              <table:table-cell office:value-type="float" office:value="1571.122437">
                <text:p>1571.122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0.672363">
                <text:p>1570.672363</text:p>
              </table:table-cell>
              <table:table-cell office:value-type="float" office:value="1575.090454">
                <text:p>1575.090454</text:p>
              </table:table-cell>
              <table:table-cell office:value-type="float" office:value="1574.566528">
                <text:p>1574.566528</text:p>
              </table:table-cell>
              <table:table-cell office:value-type="float" office:value="1570.751343">
                <text:p>1570.7513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6.902954">
                <text:p>1576.902954</text:p>
              </table:table-cell>
              <table:table-cell office:value-type="float" office:value="1571.960205">
                <text:p>1571.960205</text:p>
              </table:table-cell>
              <table:table-cell office:value-type="float" office:value="1576.644775">
                <text:p>1576.644775</text:p>
              </table:table-cell>
              <table:table-cell office:value-type="float" office:value="1573.24353">
                <text:p>1573.24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8.914551">
                <text:p>1578.914551</text:p>
              </table:table-cell>
              <table:table-cell office:value-type="float" office:value="1573.916504">
                <text:p>1573.916504</text:p>
              </table:table-cell>
              <table:table-cell office:value-type="float" office:value="1581.317139">
                <text:p>1581.317139</text:p>
              </table:table-cell>
              <table:table-cell office:value-type="float" office:value="1571.424072">
                <text:p>1571.4240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68.416748">
                <text:p>1568.416748</text:p>
              </table:table-cell>
              <table:table-cell office:value-type="float" office:value="1575.286987">
                <text:p>1575.286987</text:p>
              </table:table-cell>
              <table:table-cell office:value-type="float" office:value="1569.852539">
                <text:p>1569.852539</text:p>
              </table:table-cell>
              <table:table-cell office:value-type="float" office:value="1573.615234">
                <text:p>1573.6152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5.177124">
                <text:p>1575.177124</text:p>
              </table:table-cell>
              <table:table-cell office:value-type="float" office:value="1573.555786">
                <text:p>1573.555786</text:p>
              </table:table-cell>
              <table:table-cell office:value-type="float" office:value="1577.349121">
                <text:p>1577.349121</text:p>
              </table:table-cell>
              <table:table-cell office:value-type="float" office:value="1569.602783">
                <text:p>1569.602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1.205688">
                <text:p>1571.205688</text:p>
              </table:table-cell>
              <table:table-cell office:value-type="float" office:value="1570.194336">
                <text:p>1570.194336</text:p>
              </table:table-cell>
              <table:table-cell office:value-type="float" office:value="1570.997925">
                <text:p>1570.997925</text:p>
              </table:table-cell>
              <table:table-cell office:value-type="float" office:value="1571.204834">
                <text:p>1571.2048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0.921143">
                <text:p>1570.921143</text:p>
              </table:table-cell>
              <table:table-cell office:value-type="float" office:value="1574.605103">
                <text:p>1574.605103</text:p>
              </table:table-cell>
              <table:table-cell office:value-type="float" office:value="1573.047729">
                <text:p>1573.047729</text:p>
              </table:table-cell>
              <table:table-cell office:value-type="float" office:value="1570.491211">
                <text:p>1570.491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4.811279">
                <text:p>1574.811279</text:p>
              </table:table-cell>
              <table:table-cell office:value-type="float" office:value="1575.03186">
                <text:p>1575.03186</text:p>
              </table:table-cell>
              <table:table-cell office:value-type="float" office:value="1577.91687">
                <text:p>1577.91687</text:p>
              </table:table-cell>
              <table:table-cell office:value-type="float" office:value="1574.828369">
                <text:p>1574.828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69.026978">
                <text:p>1569.026978</text:p>
              </table:table-cell>
              <table:table-cell office:value-type="float" office:value="1569.841064">
                <text:p>1569.841064</text:p>
              </table:table-cell>
              <table:table-cell office:value-type="float" office:value="1568.739258">
                <text:p>1568.739258</text:p>
              </table:table-cell>
              <table:table-cell office:value-type="float" office:value="1570.162842">
                <text:p>1570.1628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5.043701">
                <text:p>1575.043701</text:p>
              </table:table-cell>
              <table:table-cell office:value-type="float" office:value="1572.203613">
                <text:p>1572.203613</text:p>
              </table:table-cell>
              <table:table-cell office:value-type="float" office:value="1573.381836">
                <text:p>1573.381836</text:p>
              </table:table-cell>
              <table:table-cell office:value-type="float" office:value="1571.026733">
                <text:p>1571.0267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1.073853">
                <text:p>1571.073853</text:p>
              </table:table-cell>
              <table:table-cell office:value-type="float" office:value="1571.470093">
                <text:p>1571.470093</text:p>
              </table:table-cell>
              <table:table-cell office:value-type="float" office:value="1573.358521">
                <text:p>1573.358521</text:p>
              </table:table-cell>
              <table:table-cell office:value-type="float" office:value="1567.732178">
                <text:p>1567.7321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9.219727">
                <text:p>1569.219727</text:p>
              </table:table-cell>
              <table:table-cell office:value-type="float" office:value="1571.535278">
                <text:p>1571.535278</text:p>
              </table:table-cell>
              <table:table-cell office:value-type="float" office:value="1570.942261">
                <text:p>1570.942261</text:p>
              </table:table-cell>
              <table:table-cell office:value-type="float" office:value="1569.831421">
                <text:p>1569.8314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0.999634">
                <text:p>1570.999634</text:p>
              </table:table-cell>
              <table:table-cell office:value-type="float" office:value="1571.79895">
                <text:p>1571.79895</text:p>
              </table:table-cell>
              <table:table-cell office:value-type="float" office:value="1571.741455">
                <text:p>1571.741455</text:p>
              </table:table-cell>
              <table:table-cell office:value-type="float" office:value="1573.667236">
                <text:p>1573.6672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0.035156">
                <text:p>1570.035156</text:p>
              </table:table-cell>
              <table:table-cell office:value-type="float" office:value="1569.120361">
                <text:p>1569.120361</text:p>
              </table:table-cell>
              <table:table-cell office:value-type="float" office:value="1569.315796">
                <text:p>1569.315796</text:p>
              </table:table-cell>
              <table:table-cell office:value-type="float" office:value="1568.348999">
                <text:p>1568.3489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5.916626">
                <text:p>1575.916626</text:p>
              </table:table-cell>
              <table:table-cell office:value-type="float" office:value="1577.0802">
                <text:p>1577.0802</text:p>
              </table:table-cell>
              <table:table-cell office:value-type="float" office:value="1577.52124">
                <text:p>1577.52124</text:p>
              </table:table-cell>
              <table:table-cell office:value-type="float" office:value="1575.939331">
                <text:p>1575.9393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2.392578">
                <text:p>1572.392578</text:p>
              </table:table-cell>
              <table:table-cell office:value-type="float" office:value="1571.922729">
                <text:p>1571.922729</text:p>
              </table:table-cell>
              <table:table-cell office:value-type="float" office:value="1572.685791">
                <text:p>1572.685791</text:p>
              </table:table-cell>
              <table:table-cell office:value-type="float" office:value="1573.709106">
                <text:p>1573.709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1.852295">
                <text:p>1571.852295</text:p>
              </table:table-cell>
              <table:table-cell office:value-type="float" office:value="1575.301636">
                <text:p>1575.301636</text:p>
              </table:table-cell>
              <table:table-cell office:value-type="float" office:value="1572.865234">
                <text:p>1572.865234</text:p>
              </table:table-cell>
              <table:table-cell office:value-type="float" office:value="1575.448242">
                <text:p>1575.4482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4.639404">
                <text:p>1574.639404</text:p>
              </table:table-cell>
              <table:table-cell office:value-type="float" office:value="1573.094849">
                <text:p>1573.094849</text:p>
              </table:table-cell>
              <table:table-cell office:value-type="float" office:value="1574.063232">
                <text:p>1574.063232</text:p>
              </table:table-cell>
              <table:table-cell office:value-type="float" office:value="1573.440918">
                <text:p>1573.4409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8.559814">
                <text:p>1568.559814</text:p>
              </table:table-cell>
              <table:table-cell office:value-type="float" office:value="1573.13562">
                <text:p>1573.13562</text:p>
              </table:table-cell>
              <table:table-cell office:value-type="float" office:value="1569.032349">
                <text:p>1569.032349</text:p>
              </table:table-cell>
              <table:table-cell office:value-type="float" office:value="1572.946533">
                <text:p>1572.946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3.117676">
                <text:p>1573.117676</text:p>
              </table:table-cell>
              <table:table-cell office:value-type="float" office:value="1572.127197">
                <text:p>1572.127197</text:p>
              </table:table-cell>
              <table:table-cell office:value-type="float" office:value="1573.205444">
                <text:p>1573.205444</text:p>
              </table:table-cell>
              <table:table-cell office:value-type="float" office:value="1573.178711">
                <text:p>1573.1787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03.669434">
                <text:p>1203.669434</text:p>
              </table:table-cell>
              <table:table-cell office:value-type="float" office:value="1146.451782">
                <text:p>1146.451782</text:p>
              </table:table-cell>
              <table:table-cell office:value-type="float" office:value="1163.910889">
                <text:p>1163.910889</text:p>
              </table:table-cell>
              <table:table-cell office:value-type="float" office:value="1185.636353">
                <text:p>1185.636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6.65918">
                <text:p>1146.65918</text:p>
              </table:table-cell>
              <table:table-cell office:value-type="float" office:value="1056.664917">
                <text:p>1056.664917</text:p>
              </table:table-cell>
              <table:table-cell office:value-type="float" office:value="1077.242432">
                <text:p>1077.242432</text:p>
              </table:table-cell>
              <table:table-cell office:value-type="float" office:value="1120.006226">
                <text:p>1120.006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